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1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11" style:family="table-cell" style:parent-style-name="Default" style:data-style-name="N1">
      <style:table-cell-properties fo:border-top="thin solid #ABABAB" fo:border-bottom="none" fo:border-left="thin solid #ABABAB" fo:border-right="none"/>
    </style:style>
    <style:style style:name="ce12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13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14" style:family="table-cell" style:parent-style-name="Default" style:data-style-name="N0">
      <style:table-cell-properties fo:border-top="none" fo:border-bottom="none" fo:border-left="thin solid #ABABAB" fo:border-right="none"/>
    </style:style>
    <style:style style:name="ce15" style:family="table-cell" style:parent-style-name="Default" style:data-style-name="N1">
      <style:table-cell-properties fo:border-top="none" fo:border-bottom="none" fo:border-left="thin solid #ABABAB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ABABAB"/>
    </style:style>
    <style:style style:name="ce17" style:family="table-cell" style:parent-style-name="Default" style:data-style-name="N0">
      <style:table-cell-properties fo:border-top="thin solid #ABABAB" fo:border-bottom="thin solid #ABABAB" fo:border-left="thin solid #ABABAB" fo:border-right="none"/>
    </style:style>
    <style:style style:name="ce18" style:family="table-cell" style:parent-style-name="Default" style:data-style-name="N0">
      <style:table-cell-properties fo:border-top="thin solid #ABABAB" fo:border-bottom="thin solid #ABABAB" fo:border-left="thin solid #FFFFFF" fo:border-right="none"/>
    </style:style>
    <style:style style:name="ce19" style:family="table-cell" style:parent-style-name="Default" style:data-style-name="N1">
      <style:table-cell-properties fo:border-top="thin solid #ABABAB" fo:border-bottom="thin solid #ABABAB" fo:border-left="thin solid #ABABAB" fo:border-right="none"/>
    </style:style>
    <style:style style:name="ce20" style:family="table-cell" style:parent-style-name="Default" style:data-style-name="N0">
      <style:table-cell-properties fo:border-top="thin solid #ABABAB" fo:border-bottom="thin solid #ABABAB" fo:border-left="none" fo:border-right="thin solid #ABABAB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7.01145833333333cm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8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MA_AMBULATORIALI_NOVEMB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I tempi medi di attesa sono calcolati sulla base del numero di prestazioni eseguite suddivise per classi di priorità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style-name="ce2">
            <text:p>Fonte Dati Ritorno Regionale 28/SAN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2"/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number-columns-spanned="7" table:number-rows-spanned="2" table:style-name="ce29">
            <text:p>PERIODO DI RIFERIMENTO NOVEMBRE 2021</text:p>
          </table:table-cell>
          <table:covered-table-cell table:number-columns-repeated="6"/>
          <table:table-cell table:number-columns-repeated="16377" table:style-name="ce3"/>
        </table:table-row>
        <table:table-row table:style-name="ro2">
          <table:covered-table-cell/>
          <table:covered-table-cell table:number-columns-repeated="6"/>
          <table:table-cell table:number-columns-repeated="16377" table:style-name="ce3"/>
        </table:table-row>
        <table:table-row table:style-name="ro3">
          <table:table-cell office:value-type="string" table:style-name="ce5">
            <text:p>DISCIPLINA</text:p>
          </table:table-cell>
          <table:table-cell office:value-type="string" table:number-columns-spanned="2" table:number-rows-spanned="1" table:style-name="ce30">
            <text:p>PRESTAZIONE</text:p>
          </table:table-cell>
          <table:covered-table-cell/>
          <table:table-cell office:value-type="string" table:style-name="ce6">
            <text:p>PRESIDIO</text:p>
          </table:table-cell>
          <table:table-cell office:value-type="string" table:style-name="ce6">
            <text:p>PRIORITA'</text:p>
          </table:table-cell>
          <table:table-cell office:value-type="string" table:style-name="ce7">
            <text:p>TEMPI MEDI DI ATTESA</text:p>
          </table:table-cell>
          <table:table-cell office:value-type="string" table:style-name="ce8">
            <text:p>QTA' PRESTAZIONI</text:p>
          </table:table-cell>
          <table:table-cell table:number-columns-repeated="16377" table:style-name="ce9"/>
        </table:table-row>
        <table:table-row table:style-name="ro4">
          <table:table-cell office:value-type="string" table:style-name="ce10">
            <text:p>Allergologia</text:p>
          </table:table-cell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7.799999999999997" table:style-name="ce11">
            <text:p>3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9.2" table:style-name="ce11">
            <text:p>5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3.363636363636402" table:style-name="ce11">
            <text:p>53</text:p>
          </table:table-cell>
          <table:table-cell office:value-type="float" office:value="55" table:style-name="ce12">
            <text:p>5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5.5" table:style-name="ce11">
            <text:p>4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3" table:style-name="ce11">
            <text:p>4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893939393939398" table:style-name="ce15">
            <text:p>54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714285714285701" table:style-name="ce15">
            <text:p>3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357142857142897" table:style-name="ce15">
            <text:p>3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2.8333333333333" table:style-name="ce15">
            <text:p>5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875" table:style-name="ce15">
            <text:p>62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0.409090909090899" table:style-name="ce15">
            <text:p>50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639639639639597" table:style-name="ce15">
            <text:p>63</text:p>
          </table:table-cell>
          <table:table-cell office:value-type="float" office:value="111" table:style-name="ce16">
            <text:p>1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2.4285714285714" table:style-name="ce11">
            <text:p>1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4" table:style-name="ce11">
            <text:p>4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615384615384599" table:style-name="ce15">
            <text:p>3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7.324324324324301" table:style-name="ce15">
            <text:p>47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0486111111111" table:style-name="ce15">
            <text:p>57</text:p>
          </table:table-cell>
          <table:table-cell office:value-type="float" office:value="144" table:style-name="ce16">
            <text:p>1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5</text:p>
          </table:table-cell>
          <table:table-cell office:value-type="string" table:style-name="ce10">
            <text:p>TEST EPICUTANEI A LETTURA RITARDATA [PATCH TEST] (fino a 20 allergeni) (per singolo allergene)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3.571428571428598" table:style-name="ce11">
            <text:p>34</text:p>
          </table:table-cell>
          <table:table-cell office:value-type="float" office:value="280" table:style-name="ce12">
            <text:p>2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4" table:style-name="ce11">
            <text:p>54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8" table:style-name="ce15">
            <text:p>8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5" table:style-name="ce15">
            <text:p>2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7.424999999999997" table:style-name="ce11">
            <text:p>57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4.5" table:style-name="ce11">
            <text:p>4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.259259259259302" table:style-name="ce15">
            <text:p>60</text:p>
          </table:table-cell>
          <table:table-cell office:value-type="float" office:value="297" table:style-name="ce16">
            <text:p>29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70" table:style-name="ce11">
            <text:p>7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1.1904761904762" table:style-name="ce11">
            <text:p>31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3" table:style-name="ce11">
            <text:p>2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.909090909090899" table:style-name="ce15">
            <text:p>4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6680497925311" table:style-name="ce15">
            <text:p>52</text:p>
          </table:table-cell>
          <table:table-cell office:value-type="float" office:value="241" table:style-name="ce16">
            <text:p>24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12</text:p>
          </table:table-cell>
          <table:table-cell office:value-type="string" table:style-name="ce10">
            <text:p>IMMUNIZZAZIONE PER ALLERG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Astanteria</text:p>
          </table:table-cell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.5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ardiologia</text:p>
          </table:table-cell>
          <table:table-cell office:value-type="string" table:style-name="ce10">
            <text:p>88712</text:p>
          </table:table-cell>
          <table:table-cell office:value-type="string" table:style-name="ce10">
            <text:p>STUDIO DOPPLER TRANSCRAN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.6" table:style-name="ce11">
            <text:p>1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22</text:p>
          </table:table-cell>
          <table:table-cell office:value-type="string" table:style-name="ce10">
            <text:p>ECO(COLOR)DOPPLERGRAFIA CARDIA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9375" table:style-name="ce11">
            <text:p>7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8800000000000008" table:style-name="ce15">
            <text:p>10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5652173913043494" table:style-name="ce15">
            <text:p>10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8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8.5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685714285714297" table:style-name="ce15">
            <text:p>40</text:p>
          </table:table-cell>
          <table:table-cell office:value-type="float" office:value="70" table:style-name="ce16">
            <text:p>7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9.8000000000000007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588235294117601" table:style-name="ce15">
            <text:p>15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17283950617299" table:style-name="ce15">
            <text:p>22</text:p>
          </table:table-cell>
          <table:table-cell office:value-type="float" office:value="81" table:style-name="ce16">
            <text:p>8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7" table:style-name="ce15">
            <text:p>5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2173913043478" table:style-name="ce15">
            <text:p>24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0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6" table:style-name="ce11">
            <text:p>1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818181818181799" table:style-name="ce15">
            <text:p>22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456250000000001" table:style-name="ce15">
            <text:p>20</text:p>
          </table:table-cell>
          <table:table-cell office:value-type="float" office:value="160" table:style-name="ce16">
            <text:p>16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24</text:p>
          </table:table-cell>
          <table:table-cell office:value-type="string" table:style-name="ce10">
            <text:p>ECO(COLOR)DOPPLERGRAFIA CARDIACA TRANSESOFAG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.5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1.636363636363601" table:style-name="ce11">
            <text:p>22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018181818181802" table:style-name="ce15">
            <text:p>30</text:p>
          </table:table-cell>
          <table:table-cell office:value-type="float" office:value="110" table:style-name="ce16">
            <text:p>1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3</text:p>
          </table:table-cell>
          <table:table-cell office:value-type="string" table:style-name="ce10">
            <text:p>VISITA CARDI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1805555555555598" table:style-name="ce15">
            <text:p>7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1.3" table:style-name="ce11">
            <text:p>51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7.3333333333333304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6086956521739" table:style-name="ce15">
            <text:p>29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52.5" table:style-name="ce11">
            <text:p>5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568627450980401" table:style-name="ce15">
            <text:p>44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.4615384615384599" table:style-name="ce11">
            <text:p>5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8.4583333333333" table:style-name="ce15">
            <text:p>78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7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375" table:style-name="ce15">
            <text:p>19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59090909090899" table:style-name="ce15">
            <text:p>33</text:p>
          </table:table-cell>
          <table:table-cell office:value-type="float" office:value="88" table:style-name="ce16">
            <text:p>8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3</text:p>
          </table:table-cell>
          <table:table-cell office:value-type="string" table:style-name="ce10">
            <text:p>TEST CARDIOVASCOLARE DA SFORZO CON CICLOERGOMET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4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25" table:style-name="ce15">
            <text:p>8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9166666666666696" table:style-name="ce15">
            <text:p>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75" table:style-name="ce15">
            <text:p>3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121951219512201" table:style-name="ce15">
            <text:p>17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81</text:p>
          </table:table-cell>
          <table:table-cell office:value-type="string" table:style-name="ce10">
            <text:p>CONTROLLO / PROGRAMMAZIONE DI PACE-MAKER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9.5" table:style-name="ce11">
            <text:p>26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1.770833333333" table:style-name="ce11">
            <text:p>172</text:p>
          </table:table-cell>
          <table:table-cell office:value-type="float" office:value="144" table:style-name="ce12">
            <text:p>14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6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65" table:style-name="ce15">
            <text:p>12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8.125" table:style-name="ce11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4" table:style-name="ce15">
            <text:p>9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.75" table:style-name="ce11">
            <text:p>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8333333333333304" table:style-name="ce15">
            <text:p>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7" table:style-name="ce15">
            <text:p>5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2</text:p>
          </table:table-cell>
          <table:table-cell office:value-type="string" table:style-name="ce10">
            <text:p>ELETTROCARDI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5294117647058796" table:style-name="ce11">
            <text:p>8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484848484848499" table:style-name="ce15">
            <text:p>21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0906432748538" table:style-name="ce15">
            <text:p>18</text:p>
          </table:table-cell>
          <table:table-cell office:value-type="float" office:value="342" table:style-name="ce16">
            <text:p>3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28571428571429" table:style-name="ce15">
            <text:p>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647058823529399" table:style-name="ce15">
            <text:p>24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212962962962997" table:style-name="ce15">
            <text:p>39</text:p>
          </table:table-cell>
          <table:table-cell office:value-type="float" office:value="216" table:style-name="ce16">
            <text:p>2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64406779661" table:style-name="ce15">
            <text:p>23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5" table:style-name="ce15">
            <text:p>3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857142857142897" table:style-name="ce15">
            <text:p>35</text:p>
          </table:table-cell>
          <table:table-cell office:value-type="float" office:value="77" table:style-name="ce16">
            <text:p>7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2553191489361701" table:style-name="ce15">
            <text:p>3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700000000000003" table:style-name="ce15">
            <text:p>3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507692307692302" table:style-name="ce15">
            <text:p>59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1304347826086998" table:style-name="ce11">
            <text:p>7</text:p>
          </table:table-cell>
          <table:table-cell office:value-type="float" office:value="46" table:style-name="ce12">
            <text:p>4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3913043478261" table:style-name="ce15">
            <text:p>12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453658536585401" table:style-name="ce15">
            <text:p>30</text:p>
          </table:table-cell>
          <table:table-cell office:value-type="float" office:value="205" table:style-name="ce16">
            <text:p>20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8" table:style-name="ce15">
            <text:p>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9574468085106" table:style-name="ce15">
            <text:p>13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195348837209298" table:style-name="ce15">
            <text:p>24</text:p>
          </table:table-cell>
          <table:table-cell office:value-type="float" office:value="215" table:style-name="ce16">
            <text:p>2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714285714285698" table:style-name="ce15">
            <text:p>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222222222222" table:style-name="ce15">
            <text:p>1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3</text:p>
          </table:table-cell>
          <table:table-cell office:value-type="string" table:style-name="ce10">
            <text:p>PRMA VISITA CARDI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4117647058823497" table:style-name="ce11">
            <text:p>7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4705882352941" table:style-name="ce15">
            <text:p>10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92307692307701" table:style-name="ce15">
            <text:p>13</text:p>
          </table:table-cell>
          <table:table-cell office:value-type="float" office:value="91" table:style-name="ce16">
            <text:p>9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764705882352899" table:style-name="ce15">
            <text:p>24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396825396825399" table:style-name="ce15">
            <text:p>38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5.2" table:style-name="ce11">
            <text:p>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7" table:style-name="ce15">
            <text:p>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25" table:style-name="ce15">
            <text:p>20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6" table:style-name="ce15">
            <text:p>2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615384615384599" table:style-name="ce15">
            <text:p>24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9166666666666696" table:style-name="ce15">
            <text:p>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2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.714285714285701" table:style-name="ce15">
            <text:p>4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5" table:style-name="ce15">
            <text:p>58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102040816326499" table:style-name="ce11">
            <text:p>8</text:p>
          </table:table-cell>
          <table:table-cell office:value-type="float" office:value="49" table:style-name="ce12">
            <text:p>4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2881355932203409" table:style-name="ce15">
            <text:p>9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839285714285699" table:style-name="ce15">
            <text:p>16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8857142857142901" table:style-name="ce11">
            <text:p>4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4791666666667" table:style-name="ce15">
            <text:p>12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9444444444444" table:style-name="ce15">
            <text:p>21</text:p>
          </table:table-cell>
          <table:table-cell office:value-type="float" office:value="126" table:style-name="ce16">
            <text:p>1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714285714285698" table:style-name="ce15">
            <text:p>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generale</text:p>
          </table:table-cell>
          <table:table-cell office:value-type="string" table:style-name="ce10">
            <text:p>3859</text:p>
          </table:table-cell>
          <table:table-cell office:value-type="string" table:style-name="ce10">
            <text:p>LEGATURA E STRIPPING DI VENE VARICOSE DELL'ARTO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6.5" table:style-name="ce11">
            <text:p>12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869</text:p>
          </table:table-cell>
          <table:table-cell office:value-type="string" table:style-name="ce10">
            <text:p>ALTRA ASPORTAZIONE DI VENE DELL'ARTO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68" table:style-name="ce11">
            <text:p>86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311</text:p>
          </table:table-cell>
          <table:table-cell office:value-type="string" table:style-name="ce10">
            <text:p>GASTROSTOMIA PERCUTANEA ENDOSCOPICA PEG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3111</text:p>
          </table:table-cell>
          <table:table-cell office:value-type="string" table:style-name="ce10">
            <text:p>SOSTITUZIONE GASTROSTOMIA E/O DIGIUNOSTOMIA PERCUTA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7" table:style-name="ce11">
            <text:p>1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3571428571429" table:style-name="ce15">
            <text:p>2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463414634146297" table:style-name="ce15">
            <text:p>41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.5" table:style-name="ce15">
            <text:p>4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576923076923102" table:style-name="ce15">
            <text:p>62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77" table:style-name="ce11">
            <text:p>7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5" table:style-name="ce15">
            <text:p>5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921</text:p>
          </table:table-cell>
          <table:table-cell office:value-type="string" table:style-name="ce10">
            <text:p>AN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521</text:p>
          </table:table-cell>
          <table:table-cell office:value-type="string" table:style-name="ce10">
            <text:p>ASPORTAZIONE LOCALE DI LESIONE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075000000000003" table:style-name="ce15">
            <text:p>46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.551724137931" table:style-name="ce11">
            <text:p>22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.1999999999999993" table:style-name="ce11">
            <text:p>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6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826086956521699" table:style-name="ce15">
            <text:p>13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72</text:p>
          </table:table-cell>
          <table:table-cell office:value-type="string" table:style-name="ce10">
            <text:p>ECO(COLOR)DOPPLERGRAFIA DEGLI ARTI SUPERIORI O INFERIORI O DISTRETTUALE, ARTERIOSA O VENOS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3" table:style-name="ce15">
            <text:p>1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.8571428571429" table:style-name="ce11">
            <text:p>23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5.424999999999997" table:style-name="ce15">
            <text:p>95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2</text:p>
          </table:table-cell>
          <table:table-cell office:value-type="string" table:style-name="ce10">
            <text:p>VISITA ANGIOLOGICA DI CONTROLL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.7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3333333333333" table:style-name="ce11">
            <text:p>2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4</text:p>
          </table:table-cell>
          <table:table-cell office:value-type="string" table:style-name="ce10">
            <text:p>VISITA CHIRUR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6666666666667" table:style-name="ce15">
            <text:p>3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" table:style-name="ce15">
            <text:p>20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5.714285714285701" table:style-name="ce11">
            <text:p>2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.3636363636363598" table:style-name="ce11">
            <text:p>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.2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0.10344827586199" table:style-name="ce15">
            <text:p>110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6</text:p>
          </table:table-cell>
          <table:table-cell office:value-type="string" table:style-name="ce10">
            <text:p>VISITA CHIRURGICA VASCOL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65.2" table:style-name="ce11">
            <text:p>16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377777777777794" table:style-name="ce15">
            <text:p>67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3.888888888889" table:style-name="ce11">
            <text:p>19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.2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375" table:style-name="ce15">
            <text:p>3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6" table:style-name="ce15">
            <text:p>3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" table:style-name="ce15">
            <text:p>4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714285714285699" table:style-name="ce11">
            <text:p>1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.071428571428598" table:style-name="ce15">
            <text:p>3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28" table:style-name="ce15">
            <text:p>38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5" table:style-name="ce11">
            <text:p>4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2</text:p>
          </table:table-cell>
          <table:table-cell office:value-type="string" table:style-name="ce10">
            <text:p>PRIMA VISITA ANGIOLOGIC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.28571428571429" table:style-name="ce11">
            <text:p>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818181818181799" table:style-name="ce15">
            <text:p>3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894736842105303" table:style-name="ce15">
            <text:p>45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4</text:p>
          </table:table-cell>
          <table:table-cell office:value-type="string" table:style-name="ce10">
            <text:p>PRIMA VISITA CHIRURGICA GEN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.4444444444444" table:style-name="ce11">
            <text:p>1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571428571428601" table:style-name="ce15">
            <text:p>3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3333333333333" table:style-name="ce15">
            <text:p>51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" table:style-name="ce15">
            <text:p>3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2" table:style-name="ce15">
            <text:p>2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6.8888888888889" table:style-name="ce11">
            <text:p>1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" table:style-name="ce15">
            <text:p>18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454545454545499" table:style-name="ce11">
            <text:p>1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7083333333333" table:style-name="ce15">
            <text:p>25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.823529411764703" table:style-name="ce15">
            <text:p>61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7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6666666666667" table:style-name="ce15">
            <text:p>3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285714285714299" table:style-name="ce15">
            <text:p>34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7692307692307701" table:style-name="ce11">
            <text:p>7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115384615384601" table:style-name="ce15">
            <text:p>14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296296296296301" table:style-name="ce15">
            <text:p>25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8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1" table:style-name="ce11">
            <text:p>5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9607843137254903" table:style-name="ce11">
            <text:p>9</text:p>
          </table:table-cell>
          <table:table-cell office:value-type="float" office:value="51" table:style-name="ce12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6666666666666696" table:style-name="ce15">
            <text:p>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.6" table:style-name="ce11">
            <text:p>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181818181818199" table:style-name="ce11">
            <text:p>1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1666666666667" table:style-name="ce11">
            <text:p>1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maxillo facciale</text:p>
          </table:table-cell>
          <table:table-cell office:value-type="string" table:style-name="ce10">
            <text:p>2301</text:p>
          </table:table-cell>
          <table:table-cell office:value-type="string" table:style-name="ce10">
            <text:p>ESTRAZIONE DI DENTE DECIDU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8.5" table:style-name="ce11">
            <text:p>3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09</text:p>
          </table:table-cell>
          <table:table-cell office:value-type="string" table:style-name="ce10">
            <text:p>ESTRAZIONE DI DENTE PERMAN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1</text:p>
          </table:table-cell>
          <table:table-cell office:value-type="string" table:style-name="ce10">
            <text:p>ESTRAZIONE DI RADICE RESIDU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9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7" table:style-name="ce11">
            <text:p>28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8" table:style-name="ce11">
            <text:p>8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2</text:p>
          </table:table-cell>
          <table:table-cell office:value-type="string" table:style-name="ce10">
            <text:p>TERAPIA CANALARE IN DENTE PLURIRADICOLA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1" table:style-name="ce11">
            <text:p>9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1</text:p>
          </table:table-cell>
          <table:table-cell office:value-type="string" table:style-name="ce10">
            <text:p>TRATTAMENTO ORTODONTICO CON APPARECCHI MOBI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2</text:p>
          </table:table-cell>
          <table:table-cell office:value-type="string" table:style-name="ce10">
            <text:p>TRATTAMENTO ORTODONTICO CON APPARECCHI FISS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.75" table:style-name="ce11">
            <text:p>3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801</text:p>
          </table:table-cell>
          <table:table-cell office:value-type="string" table:style-name="ce10">
            <text:p>RIPARAZIONE DI APPARECCHIO ORTODONT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591</text:p>
          </table:table-cell>
          <table:table-cell office:value-type="string" table:style-name="ce10">
            <text:p>FRENULOTOMIA LINGU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491</text:p>
          </table:table-cell>
          <table:table-cell office:value-type="string" table:style-name="ce10">
            <text:p>ALTRA ASPORTAZIONE DI LESIONE DELLA BOC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3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167070217917697" table:style-name="ce15">
            <text:p>45</text:p>
          </table:table-cell>
          <table:table-cell office:value-type="float" office:value="413" table:style-name="ce16">
            <text:p>4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6111111111111107" table:style-name="ce15">
            <text:p>10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7222222222222197" table:style-name="ce15">
            <text:p>7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80701754386" table:style-name="ce15">
            <text:p>16</text:p>
          </table:table-cell>
          <table:table-cell office:value-type="float" office:value="114" table:style-name="ce16">
            <text:p>1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13</text:p>
          </table:table-cell>
          <table:table-cell office:value-type="string" table:style-name="ce10">
            <text:p>VALUTAZIONE MONOFUNZ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705882352941199" table:style-name="ce11">
            <text:p>18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5.6666666666667" table:style-name="ce11">
            <text:p>6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.0212765957447" table:style-name="ce11">
            <text:p>11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plastica</text:p>
          </table:table-cell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1.928571428571402" table:style-name="ce11">
            <text:p>52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60</text:p>
          </table:table-cell>
          <table:table-cell office:value-type="string" table:style-name="ce10">
            <text:p>INNESTO CUTANEO, NAS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74</text:p>
          </table:table-cell>
          <table:table-cell office:value-type="string" table:style-name="ce10">
            <text:p>TRASFERIMENTO DI LEMBO PEDUNCOLATO IN ALTRE SED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5" table:style-name="ce11">
            <text:p>7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5</text:p>
          </table:table-cell>
          <table:table-cell office:value-type="string" table:style-name="ce10">
            <text:p>VISITA DI CHIRURGIA PLAST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7.25" table:style-name="ce11">
            <text:p>2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589285714285701" table:style-name="ce15">
            <text:p>23</text:p>
          </table:table-cell>
          <table:table-cell office:value-type="float" office:value="224" table:style-name="ce16">
            <text:p>2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5</text:p>
          </table:table-cell>
          <table:table-cell office:value-type="string" table:style-name="ce10">
            <text:p>PRIMA VISITA CHIRURGICA PLAST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6" table:style-name="ce15">
            <text:p>2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033333333333303" table:style-name="ce15">
            <text:p>36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9381443298969" table:style-name="ce15">
            <text:p>12</text:p>
          </table:table-cell>
          <table:table-cell office:value-type="float" office:value="97" table:style-name="ce16">
            <text:p>9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6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ure palliative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.2173913043478" table:style-name="ce11">
            <text:p>34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2</text:p>
          </table:table-cell>
          <table:table-cell office:value-type="string" table:style-name="ce10">
            <text:p>PRELIEVO DI SANGUE VENOS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Dermatologia</text:p>
          </table:table-cell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202898550724601" table:style-name="ce15">
            <text:p>22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301</text:p>
          </table:table-cell>
          <table:table-cell office:value-type="string" table:style-name="ce10">
            <text:p>ASPORTAZIONE O DEMOLIZIONE LOCALE DI LESIONE O TESSUTO CUTANEO E SOTTOCUTANEO MEDIANTE CRI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1.7368421052632" table:style-name="ce11">
            <text:p>42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9.1111111111111" table:style-name="ce11">
            <text:p>49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82.6666666666667" table:style-name="ce11">
            <text:p>8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5.423076923076898" table:style-name="ce11">
            <text:p>45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7.4" table:style-name="ce11">
            <text:p>2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652173913043502" table:style-name="ce15">
            <text:p>29</text:p>
          </table:table-cell>
          <table:table-cell office:value-type="float" office:value="207" table:style-name="ce16">
            <text:p>20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205882352941202" table:style-name="ce15">
            <text:p>45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485714285714302" table:style-name="ce15">
            <text:p>55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1.372549019607803" table:style-name="ce11">
            <text:p>41</text:p>
          </table:table-cell>
          <table:table-cell office:value-type="float" office:value="51" table:style-name="ce12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304347826087003" table:style-name="ce15">
            <text:p>48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7.553191489361701" table:style-name="ce11">
            <text:p>28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9.513513513513502" table:style-name="ce11">
            <text:p>40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1428571428571" table:style-name="ce15">
            <text:p>21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815489749430498" table:style-name="ce15">
            <text:p>37</text:p>
          </table:table-cell>
          <table:table-cell office:value-type="float" office:value="439" table:style-name="ce16">
            <text:p>4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6666666666666696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75" table:style-name="ce15">
            <text:p>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6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878787878787897" table:style-name="ce15">
            <text:p>33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0275229357798" table:style-name="ce15">
            <text:p>41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75" table:style-name="ce15">
            <text:p>29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971428571428604" table:style-name="ce15">
            <text:p>43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911764705882401" table:style-name="ce15">
            <text:p>28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773809523809497" table:style-name="ce15">
            <text:p>41</text:p>
          </table:table-cell>
          <table:table-cell office:value-type="float" office:value="84" table:style-name="ce16">
            <text:p>8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4.75" table:style-name="ce11">
            <text:p>2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846153846153801" table:style-name="ce15">
            <text:p>23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7826086956522" table:style-name="ce15">
            <text:p>35</text:p>
          </table:table-cell>
          <table:table-cell office:value-type="float" office:value="92" table:style-name="ce16">
            <text:p>9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56" table:style-name="ce15">
            <text:p>27</text:p>
          </table:table-cell>
          <table:table-cell office:value-type="float" office:value="125" table:style-name="ce16">
            <text:p>1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8.1666666666666696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" table:style-name="ce15">
            <text:p>29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294117647058798" table:style-name="ce15">
            <text:p>41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8773584905660403" table:style-name="ce11">
            <text:p>9</text:p>
          </table:table-cell>
          <table:table-cell office:value-type="float" office:value="106" table:style-name="ce12">
            <text:p>10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9722222222222" table:style-name="ce15">
            <text:p>21</text:p>
          </table:table-cell>
          <table:table-cell office:value-type="float" office:value="144" table:style-name="ce16">
            <text:p>1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7751937984496" table:style-name="ce15">
            <text:p>31</text:p>
          </table:table-cell>
          <table:table-cell office:value-type="float" office:value="258" table:style-name="ce16">
            <text:p>25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3396226415094" table:style-name="ce15">
            <text:p>2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984</text:p>
          </table:table-cell>
          <table:table-cell office:value-type="string" table:style-name="ce10">
            <text:p>MICETI IN CAMPIONI BIOLOGICI DIVERSI ESAME COLTURAL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3</text:p>
          </table:table-cell>
          <table:table-cell office:value-type="string" table:style-name="ce10">
            <text:p>PRELIEVO MICROBIOLOGIC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5</text:p>
          </table:table-cell>
          <table:table-cell office:value-type="string" table:style-name="ce10">
            <text:p>TEST EPICUTANEI A LETTURA RITARDATA [PATCH TEST] (fino a 20 allergeni) (per singolo allergene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9" table:style-name="ce11">
            <text:p>39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7222222222222" table:style-name="ce15">
            <text:p>30</text:p>
          </table:table-cell>
          <table:table-cell office:value-type="float" office:value="720" table:style-name="ce16">
            <text:p>7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B</text:p>
          </table:table-cell>
          <table:table-cell office:value-type="string" table:style-name="ce10">
            <text:p>TEST EPICUTANEI A LETTURA RITARDATA PER SERIE PROFESSIONALI, METALLI E ORTOPEDIC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532994923857899" table:style-name="ce15">
            <text:p>28</text:p>
          </table:table-cell>
          <table:table-cell office:value-type="float" office:value="197" table:style-name="ce16">
            <text:p>19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3.842105263157897" table:style-name="ce11">
            <text:p>34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.3913043478261" table:style-name="ce11">
            <text:p>20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5" table:style-name="ce11">
            <text:p>1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82</text:p>
          </table:table-cell>
          <table:table-cell office:value-type="string" table:style-name="ce10">
            <text:p>TERAPIA A LUCE ULTRAVIOLET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5" table:style-name="ce11">
            <text:p>26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Ematolo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23.46341463414601" table:style-name="ce11">
            <text:p>223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25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2.8888888888889" table:style-name="ce15">
            <text:p>8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493</text:p>
          </table:table-cell>
          <table:table-cell office:value-type="string" table:style-name="ce10">
            <text:p>ANTICORPI ANTI ERITROCITI [Test di Coombs indiretto]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.1666666666666701" table:style-name="ce11">
            <text:p>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.4444444444444402" table:style-name="ce11">
            <text:p>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616</text:p>
          </table:table-cell>
          <table:table-cell office:value-type="string" table:style-name="ce10">
            <text:p>Du VARIANTE ricer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632</text:p>
          </table:table-cell>
          <table:table-cell office:value-type="string" table:style-name="ce10">
            <text:p>ERITROCITI: ANTIGENI NON ABO E NON RH (Per ciascuno antigene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644</text:p>
          </table:table-cell>
          <table:table-cell office:value-type="string" table:style-name="ce10">
            <text:p>FENOTIPO Rh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653</text:p>
          </table:table-cell>
          <table:table-cell office:value-type="string" table:style-name="ce10">
            <text:p>GRUPPO SANGUIGNO ABO e Rh (D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7692307692307701" table:style-name="ce11">
            <text:p>9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.5714285714285703" table:style-name="ce11">
            <text:p>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.2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astroenterologia</text:p>
          </table:table-cell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.8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45" table:style-name="ce15">
            <text:p>16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842105263157901" table:style-name="ce15">
            <text:p>28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3" table:style-name="ce15">
            <text:p>2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3214285714286" table:style-name="ce11">
            <text:p>10</text:p>
          </table:table-cell>
          <table:table-cell office:value-type="float" office:value="56" table:style-name="ce12">
            <text:p>5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316666666666698" table:style-name="ce15">
            <text:p>17</text:p>
          </table:table-cell>
          <table:table-cell office:value-type="float" office:value="120" table:style-name="ce16">
            <text:p>1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016129032258107" table:style-name="ce15">
            <text:p>69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31</text:p>
          </table:table-cell>
          <table:table-cell office:value-type="string" table:style-name="ce10">
            <text:p>COLONSCOPIA - ILEOSCOP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" table:style-name="ce15">
            <text:p>3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6666666666667" table:style-name="ce15">
            <text:p>3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125" table:style-name="ce11">
            <text:p>10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269230769230798" table:style-name="ce15">
            <text:p>24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8.2" table:style-name="ce15">
            <text:p>98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2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3.5" table:style-name="ce11">
            <text:p>4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824</text:p>
          </table:table-cell>
          <table:table-cell office:value-type="string" table:style-name="ce10">
            <text:p>RETTOSIGMOIDOSCOPIA CON ENDOSCOPIO FLESSIB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6" table:style-name="ce15">
            <text:p>3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6" table:style-name="ce15">
            <text:p>2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88" table:style-name="ce15">
            <text:p>47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9333333333333" table:style-name="ce15">
            <text:p>1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2" table:style-name="ce15">
            <text:p>29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904761904761902" table:style-name="ce15">
            <text:p>24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684210526315798" table:style-name="ce15">
            <text:p>27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1.8" table:style-name="ce11">
            <text:p>4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er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841666666666697" table:style-name="ce15">
            <text:p>67</text:p>
          </table:table-cell>
          <table:table-cell office:value-type="float" office:value="120" table:style-name="ce16">
            <text:p>1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1.25" table:style-name="ce11">
            <text:p>41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9.976653696498" table:style-name="ce15">
            <text:p>170</text:p>
          </table:table-cell>
          <table:table-cell office:value-type="float" office:value="257" table:style-name="ce16">
            <text:p>25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4.1666666666667" table:style-name="ce11">
            <text:p>2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5" table:style-name="ce15">
            <text:p>2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5.25" table:style-name="ce11">
            <text:p>2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42105263157901" table:style-name="ce15">
            <text:p>23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3" table:style-name="ce11">
            <text:p>3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4.2" table:style-name="ce15">
            <text:p>9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.838235294117695" table:style-name="ce15">
            <text:p>72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642857142857103" table:style-name="ce15">
            <text:p>33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755102040816301" table:style-name="ce15">
            <text:p>32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2.764705882352899" table:style-name="ce11">
            <text:p>23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.433333333333302" table:style-name="ce15">
            <text:p>38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3.852459016393396" table:style-name="ce15">
            <text:p>74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endocrine,del ricambio e della nutrizione</text:p>
          </table:table-cell>
          <table:table-cell office:value-type="string" table:style-name="ce10">
            <text:p>8622</text:p>
          </table:table-cell>
          <table:table-cell office:value-type="string" table:style-name="ce10">
            <text:p>RIMOZIONE ASPORTATIVA DI FERITA, INFEZIONE O USTION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1.1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5.457586618876903" table:style-name="ce11">
            <text:p>35</text:p>
          </table:table-cell>
          <table:table-cell office:value-type="float" office:value="837" table:style-name="ce12">
            <text:p>83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1.95081967213099" table:style-name="ce15">
            <text:p>132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95.939024390243901" table:style-name="ce11">
            <text:p>96</text:p>
          </table:table-cell>
          <table:table-cell office:value-type="float" office:value="82" table:style-name="ce12">
            <text:p>8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0.020134228187899" table:style-name="ce11">
            <text:p>40</text:p>
          </table:table-cell>
          <table:table-cell office:value-type="float" office:value="149" table:style-name="ce12">
            <text:p>1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51.5" table:style-name="ce11">
            <text:p>5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6.297872340425499" table:style-name="ce15">
            <text:p>76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2.89189189189199" table:style-name="ce15">
            <text:p>163</text:p>
          </table:table-cell>
          <table:table-cell office:value-type="float" office:value="74" table:style-name="ce16">
            <text:p>7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9.5" table:style-name="ce11">
            <text:p>1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8.3333333333333" table:style-name="ce15">
            <text:p>5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7.71712538226299" table:style-name="ce15">
            <text:p>148</text:p>
          </table:table-cell>
          <table:table-cell office:value-type="float" office:value="654" table:style-name="ce16">
            <text:p>65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91</text:p>
          </table:table-cell>
          <table:table-cell office:value-type="string" table:style-name="ce10">
            <text:p>TEST <text:s/>CARDIOVASCOLARI PER VALUTAZIONE DI NEUROPATIA AUTONOM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9" table:style-name="ce11">
            <text:p>139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1.7368421052632" table:style-name="ce11">
            <text:p>12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125" table:style-name="ce15">
            <text:p>23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3012048192771" table:style-name="ce15">
            <text:p>29</text:p>
          </table:table-cell>
          <table:table-cell office:value-type="float" office:value="83" table:style-name="ce16">
            <text:p>8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8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8125" table:style-name="ce15">
            <text:p>3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2.142857142857103" table:style-name="ce11">
            <text:p>3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.761904761904798" table:style-name="ce11">
            <text:p>23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111111111111" table:style-name="ce15">
            <text:p>14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3333333333333" table:style-name="ce15">
            <text:p>1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947368421052602" table:style-name="ce15">
            <text:p>30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1111111111111" table:style-name="ce11">
            <text:p>11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568181818181799" table:style-name="ce15">
            <text:p>30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272727272727302" table:style-name="ce15">
            <text:p>47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1</text:p>
          </table:table-cell>
          <table:table-cell office:value-type="string" table:style-name="ce10">
            <text:p>PRELIEVO DI SANGUE CAPILLARE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70" table:style-name="ce11">
            <text:p>7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82.5" table:style-name="ce11">
            <text:p>83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3" table:style-name="ce11">
            <text:p>4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2.307692307692299" table:style-name="ce11">
            <text:p>12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8" table:style-name="ce11">
            <text:p>3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6558441558442" table:style-name="ce15">
            <text:p>36</text:p>
          </table:table-cell>
          <table:table-cell office:value-type="float" office:value="770" table:style-name="ce16">
            <text:p>77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51.15217391304299" table:style-name="ce11">
            <text:p>151</text:p>
          </table:table-cell>
          <table:table-cell office:value-type="float" office:value="46" table:style-name="ce12">
            <text:p>4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98.163265306122497" table:style-name="ce11">
            <text:p>98</text:p>
          </table:table-cell>
          <table:table-cell office:value-type="float" office:value="58" table:style-name="ce12">
            <text:p>5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3.418604651162795" table:style-name="ce11">
            <text:p>73</text:p>
          </table:table-cell>
          <table:table-cell office:value-type="float" office:value="43" table:style-name="ce12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96" table:style-name="ce11">
            <text:p>19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7.906451612903" table:style-name="ce15">
            <text:p>118</text:p>
          </table:table-cell>
          <table:table-cell office:value-type="float" office:value="310" table:style-name="ce16">
            <text:p>3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2.307692307692299" table:style-name="ce11">
            <text:p>12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infettive e tropicali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768041237113401" table:style-name="ce15">
            <text:p>21</text:p>
          </table:table-cell>
          <table:table-cell office:value-type="float" office:value="194" table:style-name="ce16">
            <text:p>19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71428571428571" table:style-name="ce11">
            <text:p>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1" table:style-name="ce15">
            <text:p>2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2</text:p>
          </table:table-cell>
          <table:table-cell office:value-type="string" table:style-name="ce10">
            <text:p>PRELIEVO DI SANGUE VENOS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.9375" table:style-name="ce11">
            <text:p>8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.6521739130434803" table:style-name="ce11">
            <text:p>7</text:p>
          </table:table-cell>
          <table:table-cell office:value-type="float" office:value="46" table:style-name="ce12">
            <text:p>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.6956521739130399" table:style-name="ce11">
            <text:p>3</text:p>
          </table:table-cell>
          <table:table-cell office:value-type="float" office:value="46" table:style-name="ce12">
            <text:p>4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generale</text:p>
          </table:table-cell>
          <table:table-cell office:value-type="string" table:style-name="ce10">
            <text:p>38221</text:p>
          </table:table-cell>
          <table:table-cell office:value-type="string" table:style-name="ce10">
            <text:p>CAPILLAROSCOPIA CON VIDEOREGIST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5" table:style-name="ce15">
            <text:p>3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642857142857103" table:style-name="ce15">
            <text:p>38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8.1666666666667" table:style-name="ce11">
            <text:p>7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9.2631578947368" table:style-name="ce11">
            <text:p>59</text:p>
          </table:table-cell>
          <table:table-cell office:value-type="float" office:value="57" table:style-name="ce12">
            <text:p>5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5.421052631578902" table:style-name="ce11">
            <text:p>35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0.6666666666667" table:style-name="ce15">
            <text:p>5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5.534482758621" table:style-name="ce15">
            <text:p>106</text:p>
          </table:table-cell>
          <table:table-cell office:value-type="float" office:value="174" table:style-name="ce16">
            <text:p>17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2.024390243902" table:style-name="ce11">
            <text:p>112</text:p>
          </table:table-cell>
          <table:table-cell office:value-type="float" office:value="82" table:style-name="ce12">
            <text:p>8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.1111111111111" table:style-name="ce11">
            <text:p>13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.75" table:style-name="ce15">
            <text:p>4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98630136986303" table:style-name="ce15">
            <text:p>33</text:p>
          </table:table-cell>
          <table:table-cell office:value-type="float" office:value="73" table:style-name="ce16">
            <text:p>7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2" table:style-name="ce15">
            <text:p>6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.2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25" table:style-name="ce15">
            <text:p>2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8" table:style-name="ce15">
            <text:p>29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0.5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" table:style-name="ce15">
            <text:p>29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1.705882352941202" table:style-name="ce15">
            <text:p>82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7777777777778" table:style-name="ce15">
            <text:p>3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909090909090899" table:style-name="ce15">
            <text:p>36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0.654135338345903" table:style-name="ce11">
            <text:p>41</text:p>
          </table:table-cell>
          <table:table-cell office:value-type="float" office:value="133" table:style-name="ce12">
            <text:p>13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.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nucleare</text:p>
          </table:table-cell>
          <table:table-cell office:value-type="string" table:style-name="ce10">
            <text:p>8901A</text:p>
          </table:table-cell>
          <table:table-cell office:value-type="string" table:style-name="ce10">
            <text:p>VISITA DI MEDICINA NUCLE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392156862745097" table:style-name="ce15">
            <text:p>35</text:p>
          </table:table-cell>
          <table:table-cell office:value-type="float" office:value="102" table:style-name="ce16">
            <text:p>10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3</text:p>
          </table:table-cell>
          <table:table-cell office:value-type="string" table:style-name="ce10">
            <text:p>PRIMA VISITA DI MEDICINA NUCLE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46153846153801" table:style-name="ce15">
            <text:p>2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3</text:p>
          </table:table-cell>
          <table:table-cell office:value-type="string" table:style-name="ce10">
            <text:p>SCINTIGRAFIA TIROID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.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5384615384615401" table:style-name="ce15">
            <text:p>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1</text:p>
          </table:table-cell>
          <table:table-cell office:value-type="string" table:style-name="ce10">
            <text:p>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3</text:p>
          </table:table-cell>
          <table:table-cell office:value-type="string" table:style-name="ce10">
            <text:p>SCINTIGRAFIA SEQUENZIALE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5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1" table:style-name="ce15">
            <text:p>3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4</text:p>
          </table:table-cell>
          <table:table-cell office:value-type="string" table:style-name="ce10">
            <text:p>STUDIO DEL REFLUSSO VESCICO-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5</text:p>
          </table:table-cell>
          <table:table-cell office:value-type="string" table:style-name="ce10">
            <text:p>TOMO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5714285714286" table:style-name="ce11">
            <text:p>14</text:p>
          </table:table-cell>
          <table:table-cell office:value-type="float" office:value="28" table:style-name="ce12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41</text:p>
          </table:table-cell>
          <table:table-cell office:value-type="string" table:style-name="ce10">
            <text:p>SCINTIGRAFIA SEQUENZIALE DELLE GHIANDOLE SALIVARI CON STUDIO FUNZ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92</text:p>
          </table:table-cell>
          <table:table-cell office:value-type="string" table:style-name="ce10">
            <text:p>TOMOSCINTIGRAFIA MIOCARDICA (SPET) DI PERFUSIONE A RIPOSO O DOPO STIMO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5</text:p>
          </table:table-cell>
          <table:table-cell office:value-type="string" table:style-name="ce10">
            <text:p>TOMOSCINTIGRAFIA <text:s/>CEREBRALE (S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5" table:style-name="ce15">
            <text:p>1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6</text:p>
          </table:table-cell>
          <table:table-cell office:value-type="string" table:style-name="ce10">
            <text:p>TOMOSCINTIGRAFIA <text:s/>CEREBRALE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5" table:style-name="ce15">
            <text:p>1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923076923076898" table:style-name="ce15">
            <text:p>28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3</text:p>
          </table:table-cell>
          <table:table-cell office:value-type="string" table:style-name="ce10">
            <text:p>SCINTIGRAFIA DELLE PARATIROID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51</text:p>
          </table:table-cell>
          <table:table-cell office:value-type="string" table:style-name="ce10">
            <text:p>SCINTIGRAFIA POLMONARE PERFUS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1" table:style-name="ce15">
            <text:p>8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61</text:p>
          </table:table-cell>
          <table:table-cell office:value-type="string" table:style-name="ce10">
            <text:p>SCINTIGRAFIA LINFATICA E LINFOGHIANDOLARE SEGMENT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2</text:p>
          </table:table-cell>
          <table:table-cell office:value-type="string" table:style-name="ce10">
            <text:p>SCINTIGRAFIA OSSEA O 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3846153846153904" table:style-name="ce11">
            <text:p>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6666666666667" table:style-name="ce15">
            <text:p>1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1267605633802802" table:style-name="ce15">
            <text:p>7</text:p>
          </table:table-cell>
          <table:table-cell office:value-type="float" office:value="71" table:style-name="ce16">
            <text:p>7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4000000000000004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6</text:p>
          </table:table-cell>
          <table:table-cell office:value-type="string" table:style-name="ce10">
            <text:p>TOMOSCINTIGRAFIA GLOBALE CORPOREA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3333333333333304" table:style-name="ce11">
            <text:p>7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" table:style-name="ce15">
            <text:p>42</text:p>
          </table:table-cell>
          <table:table-cell office:value-type="float" office:value="129" table:style-name="ce16">
            <text:p>1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96</text:p>
          </table:table-cell>
          <table:table-cell office:value-type="string" table:style-name="ce10">
            <text:p>SCINTIGRAFIA SEGMENTARIA DOPO SCINTIGRAFIA TOTAL BODY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6" table:style-name="ce11">
            <text:p>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sportiva</text:p>
          </table:table-cell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.4" table:style-name="ce11">
            <text:p>1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252032520325201" table:style-name="ce11">
            <text:p>16</text:p>
          </table:table-cell>
          <table:table-cell office:value-type="float" office:value="123" table:style-name="ce12">
            <text:p>1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2</text:p>
          </table:table-cell>
          <table:table-cell office:value-type="string" table:style-name="ce10">
            <text:p>TEST DA SFORZO DEI DUE GRADINI DI MASTERS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252032520325201" table:style-name="ce11">
            <text:p>16</text:p>
          </table:table-cell>
          <table:table-cell office:value-type="float" office:value="123" table:style-name="ce12">
            <text:p>1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2</text:p>
          </table:table-cell>
          <table:table-cell office:value-type="string" table:style-name="ce10">
            <text:p>ELETTROCARDIOGRAMM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0793650793651" table:style-name="ce11">
            <text:p>16</text:p>
          </table:table-cell>
          <table:table-cell office:value-type="float" office:value="126" table:style-name="ce12">
            <text:p>1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444</text:p>
          </table:table-cell>
          <table:table-cell office:value-type="string" table:style-name="ce10">
            <text:p>URINE ESAME PARZIALE (Acetone e glucosio quantitativo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0793650793651" table:style-name="ce11">
            <text:p>16</text:p>
          </table:table-cell>
          <table:table-cell office:value-type="float" office:value="126" table:style-name="ce12">
            <text:p>12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frologia</text:p>
          </table:table-cell>
          <table:table-cell office:value-type="string" table:style-name="ce10">
            <text:p>8901B</text:p>
          </table:table-cell>
          <table:table-cell office:value-type="string" table:style-name="ce10">
            <text:p>VISITA NEFROLOGICA DI CONTROLL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0.71428571428601" table:style-name="ce11">
            <text:p>171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4583333333333" table:style-name="ce11">
            <text:p>25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25" table:style-name="ce15">
            <text:p>1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788819875776397" table:style-name="ce15">
            <text:p>57</text:p>
          </table:table-cell>
          <table:table-cell office:value-type="float" office:value="161" table:style-name="ce16">
            <text:p>16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4</text:p>
          </table:table-cell>
          <table:table-cell office:value-type="string" table:style-name="ce10">
            <text:p>PRIMA VISITA NEF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9583333333333304" table:style-name="ce11">
            <text:p>8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173913043478301" table:style-name="ce15">
            <text:p>17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4.6666666666667" table:style-name="ce15">
            <text:p>85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onatologia</text:p>
          </table:table-cell>
          <table:table-cell office:value-type="string" table:style-name="ce10">
            <text:p>88711</text:p>
          </table:table-cell>
          <table:table-cell office:value-type="string" table:style-name="ce10">
            <text:p>ECOENCEFAL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5555555555555598" table:style-name="ce11">
            <text:p>5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9583333333333304" table:style-name="ce11">
            <text:p>6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chirurgia</text:p>
          </table:table-cell>
          <table:table-cell office:value-type="string" table:style-name="ce10">
            <text:p>0443</text:p>
          </table:table-cell>
          <table:table-cell office:value-type="string" table:style-name="ce10">
            <text:p>LIBERAZIONE DEL TUNNEL CARP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8.6666666666667" table:style-name="ce11">
            <text:p>4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8" table:style-name="ce15">
            <text:p>2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7222222222222" table:style-name="ce15">
            <text:p>34</text:p>
          </table:table-cell>
          <table:table-cell office:value-type="float" office:value="54" table:style-name="ce16">
            <text:p>5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5121951219512" table:style-name="ce11">
            <text:p>11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731707317073202" table:style-name="ce15">
            <text:p>27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625" table:style-name="ce15">
            <text:p>28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2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9</text:p>
          </table:table-cell>
          <table:table-cell office:value-type="string" table:style-name="ce10">
            <text:p>INIEZIONE DI TOSSINA BOTULIN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7.481060606060602" table:style-name="ce11">
            <text:p>57</text:p>
          </table:table-cell>
          <table:table-cell office:value-type="float" office:value="264" table:style-name="ce12">
            <text:p>26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lo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26.142857142857" table:style-name="ce11">
            <text:p>126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8.25" table:style-name="ce11">
            <text:p>2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7" table:style-name="ce15">
            <text:p>28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4.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714285714285701" table:style-name="ce15">
            <text:p>26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7.2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588235294117599" table:style-name="ce15">
            <text:p>27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785714285714299" table:style-name="ce15">
            <text:p>38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307692307692299" table:style-name="ce15">
            <text:p>2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590909090909101" table:style-name="ce15">
            <text:p>35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2.25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0625" table:style-name="ce15">
            <text:p>2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944444444444" table:style-name="ce15">
            <text:p>33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0625" table:style-name="ce11">
            <text:p>8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9000000000000004" table:style-name="ce15">
            <text:p>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3.7777777777778" table:style-name="ce11">
            <text:p>2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377358490565999" table:style-name="ce15">
            <text:p>25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375" table:style-name="ce15">
            <text:p>37</text:p>
          </table:table-cell>
          <table:table-cell office:value-type="float" office:value="80" table:style-name="ce16">
            <text:p>8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1</text:p>
          </table:table-cell>
          <table:table-cell office:value-type="string" table:style-name="ce10">
            <text:p>VISITA NEU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3333333333333" table:style-name="ce15">
            <text:p>3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6.272727272727302" table:style-name="ce11">
            <text:p>46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9.866666666666699" table:style-name="ce11">
            <text:p>20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6.9166666666667" table:style-name="ce11">
            <text:p>3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9523809523809499" table:style-name="ce15">
            <text:p>7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8" table:style-name="ce11">
            <text:p>3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804347826087003" table:style-name="ce15">
            <text:p>49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</text:p>
          </table:table-cell>
          <table:table-cell office:value-type="string" table:style-name="ce10">
            <text:p>ELETTROENCEFALOGRAMM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7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7777777777778" table:style-name="ce15">
            <text:p>29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384615384615401" table:style-name="ce15">
            <text:p>29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2</text:p>
          </table:table-cell>
          <table:table-cell office:value-type="string" table:style-name="ce10">
            <text:p>ELETTROENCEFALOGRAMMA CON PRIVAZIONE DEL SON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5" table:style-name="ce15">
            <text:p>5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3</text:p>
          </table:table-cell>
          <table:table-cell office:value-type="string" table:style-name="ce10">
            <text:p>POTENZIALI EVOCATI MOTOR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4</text:p>
          </table:table-cell>
          <table:table-cell office:value-type="string" table:style-name="ce10">
            <text:p>POTENZIALI EVOCATI SOMATO-SENS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91</text:p>
          </table:table-cell>
          <table:table-cell office:value-type="string" table:style-name="ce10">
            <text:p>ELETTROENCEFALOGRAMMA CON VIDEOREGIST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8" table:style-name="ce11">
            <text:p>9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1</text:p>
          </table:table-cell>
          <table:table-cell office:value-type="string" table:style-name="ce10">
            <text:p>ELETTROMIOGRAFIA SEMPLICE [EMG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7368421052632" table:style-name="ce15">
            <text:p>16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630434782608702" table:style-name="ce15">
            <text:p>63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5</text:p>
          </table:table-cell>
          <table:table-cell office:value-type="string" table:style-name="ce10">
            <text:p>RISPOSTE RIFLESS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2" table:style-name="ce11">
            <text:p>3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384615384615401" table:style-name="ce15">
            <text:p>4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1</text:p>
          </table:table-cell>
          <table:table-cell office:value-type="string" table:style-name="ce10">
            <text:p>VELOCITA' DI CONDUZIONE NERVOSA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090909090909101" table:style-name="ce15">
            <text:p>26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034682080924902" table:style-name="ce15">
            <text:p>36</text:p>
          </table:table-cell>
          <table:table-cell office:value-type="float" office:value="173" table:style-name="ce16">
            <text:p>17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2</text:p>
          </table:table-cell>
          <table:table-cell office:value-type="string" table:style-name="ce10">
            <text:p>VELOCITA' DI CONDUZIONE NERVOSA <text:s/>SENS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2222222222222197" table:style-name="ce11">
            <text:p>7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548387096774199" table:style-name="ce15">
            <text:p>26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030487804878" table:style-name="ce15">
            <text:p>36</text:p>
          </table:table-cell>
          <table:table-cell office:value-type="float" office:value="164" table:style-name="ce16">
            <text:p>16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11</text:p>
          </table:table-cell>
          <table:table-cell office:value-type="string" table:style-name="ce10">
            <text:p>SOMMINISTRAZIONE DI TEST DI INTELLIGENZ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4.23529411764699" table:style-name="ce11">
            <text:p>134</text:p>
          </table:table-cell>
          <table:table-cell office:value-type="float" office:value="51" table:style-name="ce12">
            <text:p>5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12</text:p>
          </table:table-cell>
          <table:table-cell office:value-type="string" table:style-name="ce10">
            <text:p>SOMMINISTRAZIONE DI TEST DI DETERIORAMENTO O SVILUPPO INTELLETTIV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21</text:p>
          </table:table-cell>
          <table:table-cell office:value-type="string" table:style-name="ce10">
            <text:p>SOMMINISTRAZIONE DI TEST DELLA MEMOR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3.34375" table:style-name="ce11">
            <text:p>113</text:p>
          </table:table-cell>
          <table:table-cell office:value-type="float" office:value="96" table:style-name="ce12">
            <text:p>9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22</text:p>
          </table:table-cell>
          <table:table-cell office:value-type="string" table:style-name="ce10">
            <text:p>TEST DELLA SCALA DI MEMORIA DI WECHSLER [WMS]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43" table:style-name="ce11">
            <text:p>24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1</text:p>
          </table:table-cell>
          <table:table-cell office:value-type="string" table:style-name="ce10">
            <text:p>SOMMINISTRAZIONE DI TEST DELLE FUNZIONI ESECUTIV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1.72164948453599" table:style-name="ce15">
            <text:p>152</text:p>
          </table:table-cell>
          <table:table-cell office:value-type="float" office:value="97" table:style-name="ce16">
            <text:p>9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2</text:p>
          </table:table-cell>
          <table:table-cell office:value-type="string" table:style-name="ce10">
            <text:p>SOMMINISTRAZIONE DI TEST DELLE <text:s/>ABILITA' VISUO SPAZIAL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4.111111111111" table:style-name="ce15">
            <text:p>144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0.842105263158" table:style-name="ce15">
            <text:p>141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4</text:p>
          </table:table-cell>
          <table:table-cell office:value-type="string" table:style-name="ce10">
            <text:p>ESAME <text:s/>DELL' AFAS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7" table:style-name="ce11">
            <text:p>16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6.8571428571429" table:style-name="ce11">
            <text:p>2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3</text:p>
          </table:table-cell>
          <table:table-cell office:value-type="string" table:style-name="ce10">
            <text:p>POTENZIALI EVOCATI VISIVI <text:s/>(VEP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culistica</text:p>
          </table:table-cell>
          <table:table-cell office:value-type="string" table:style-name="ce10">
            <text:p>0919</text:p>
          </table:table-cell>
          <table:table-cell office:value-type="string" table:style-name="ce10">
            <text:p>ALTRE PROCEDURE DIAGNOSTICHE SULL'APPARATO LACRIM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9" table:style-name="ce11">
            <text:p>8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0942</text:p>
          </table:table-cell>
          <table:table-cell office:value-type="string" table:style-name="ce10">
            <text:p>SPECILLAZIONE DEI CANALICOLI LACRIM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1991</text:p>
          </table:table-cell>
          <table:table-cell office:value-type="string" table:style-name="ce10">
            <text:p>APPLICAZIONE TERAPEUTICA DI LENTE A CONTAT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214</text:p>
          </table:table-cell>
          <table:table-cell office:value-type="string" table:style-name="ce10">
            <text:p>IRIDECTOM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41</text:p>
          </table:table-cell>
          <table:table-cell office:value-type="string" table:style-name="ce10">
            <text:p>INTERVENTO DI CATARATTA CON O SENZA IMPIANTO DI LENTE INTRA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33" table:style-name="ce11">
            <text:p>2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1.5" table:style-name="ce15">
            <text:p>4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2.04651162790702" table:style-name="ce15">
            <text:p>372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64</text:p>
          </table:table-cell>
          <table:table-cell office:value-type="string" table:style-name="ce10">
            <text:p>CAPSULOTOMIA YAG-LASER PER CATARATTA SECOND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7.5" table:style-name="ce11">
            <text:p>4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34</text:p>
          </table:table-cell>
          <table:table-cell office:value-type="string" table:style-name="ce10">
            <text:p>RIPARAZIONE DI LACERAZIONE DELLA RETINA MEDIANTE FOTOCOAGULAZIONE CON ARGON (LASER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5" table:style-name="ce11">
            <text:p>2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75</text:p>
          </table:table-cell>
          <table:table-cell office:value-type="string" table:style-name="ce10">
            <text:p>INIEZIONE INTRAVITREALE DI SOSTANZE TERAPEUT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1.375" table:style-name="ce11">
            <text:p>41</text:p>
          </table:table-cell>
          <table:table-cell office:value-type="float" office:value="56" table:style-name="ce12">
            <text:p>5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2</text:p>
          </table:table-cell>
          <table:table-cell office:value-type="string" table:style-name="ce10">
            <text:p>VALUTAZIONE ORTOT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4.857142857142897" table:style-name="ce11">
            <text:p>45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9" table:style-name="ce15">
            <text:p>4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033333333333303" table:style-name="ce15">
            <text:p>46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9.932203389830498" table:style-name="ce11">
            <text:p>40</text:p>
          </table:table-cell>
          <table:table-cell office:value-type="float" office:value="59" table:style-name="ce12">
            <text:p>5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</text:p>
          </table:table-cell>
          <table:table-cell office:value-type="string" table:style-name="ce10">
            <text:p>PRIMA VISITA OCULIS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6.578947368421101" table:style-name="ce11">
            <text:p>17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578313253011999" table:style-name="ce15">
            <text:p>58</text:p>
          </table:table-cell>
          <table:table-cell office:value-type="float" office:value="166" table:style-name="ce16">
            <text:p>16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5.8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705882352941199" table:style-name="ce15">
            <text:p>23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116788321167903" table:style-name="ce15">
            <text:p>53</text:p>
          </table:table-cell>
          <table:table-cell office:value-type="float" office:value="137" table:style-name="ce16">
            <text:p>13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.714285714285701" table:style-name="ce15">
            <text:p>4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9.635593220338997" table:style-name="ce15">
            <text:p>60</text:p>
          </table:table-cell>
          <table:table-cell office:value-type="float" office:value="118" table:style-name="ce16">
            <text:p>1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3055555555556" table:style-name="ce15">
            <text:p>10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1212121212121" table:style-name="ce15">
            <text:p>20</text:p>
          </table:table-cell>
          <table:table-cell office:value-type="float" office:value="198" table:style-name="ce16">
            <text:p>19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50.5" table:style-name="ce11">
            <text:p>5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299999999999997" table:style-name="ce15">
            <text:p>36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4" table:style-name="ce11">
            <text:p>6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9.962962962962997" table:style-name="ce15">
            <text:p>60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5714285714285694" table:style-name="ce11">
            <text:p>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387755102040799" table:style-name="ce15">
            <text:p>25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030303030303003" table:style-name="ce15">
            <text:p>39</text:p>
          </table:table-cell>
          <table:table-cell office:value-type="float" office:value="165" table:style-name="ce16">
            <text:p>16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1</text:p>
          </table:table-cell>
          <table:table-cell office:value-type="string" table:style-name="ce10">
            <text:p>VISITA OCULIST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8.5" table:style-name="ce11">
            <text:p>3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619047619047599" table:style-name="ce15">
            <text:p>54</text:p>
          </table:table-cell>
          <table:table-cell office:value-type="float" office:value="126" table:style-name="ce16">
            <text:p>1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70" table:style-name="ce11">
            <text:p>7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368421052631597" table:style-name="ce15">
            <text:p>35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2.957446808510596" table:style-name="ce15">
            <text:p>93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825396825396801" table:style-name="ce15">
            <text:p>46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3.4" table:style-name="ce15">
            <text:p>6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2" table:style-name="ce11">
            <text:p>3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612903225806406" table:style-name="ce15">
            <text:p>70</text:p>
          </table:table-cell>
          <table:table-cell office:value-type="float" office:value="248" table:style-name="ce16">
            <text:p>24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3" table:style-name="ce11">
            <text:p>4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.1875" table:style-name="ce15">
            <text:p>60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31</text:p>
          </table:table-cell>
          <table:table-cell office:value-type="string" table:style-name="ce10">
            <text:p>STUDIO DELLA TOPOGRAF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.1666666666666701" table:style-name="ce11">
            <text:p>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5</text:p>
          </table:table-cell>
          <table:table-cell office:value-type="string" table:style-name="ce10">
            <text:p>STUDIO DEL CAMPO VISIV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7" table:style-name="ce15">
            <text:p>6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846153846153797" table:style-name="ce15">
            <text:p>53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7659574468085" table:style-name="ce15">
            <text:p>21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1.25" table:style-name="ce11">
            <text:p>3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5972222222222" table:style-name="ce15">
            <text:p>35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71</text:p>
          </table:table-cell>
          <table:table-cell office:value-type="string" table:style-name="ce10">
            <text:p>STUDIO DELLA SENSIBILITA' AL CONTRAS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3333333333333" table:style-name="ce11">
            <text:p>1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91</text:p>
          </table:table-cell>
          <table:table-cell office:value-type="string" table:style-name="ce10">
            <text:p>ESAME DEL FUNDUS OCU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2.5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037037037037003" table:style-name="ce15">
            <text:p>52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6.213114754098399" table:style-name="ce11">
            <text:p>36</text:p>
          </table:table-cell>
          <table:table-cell office:value-type="float" office:value="61" table:style-name="ce12">
            <text:p>6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93" table:style-name="ce11">
            <text:p>9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099999999999994" table:style-name="ce15">
            <text:p>6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4.4166666666667" table:style-name="ce11">
            <text:p>24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7" table:style-name="ce11">
            <text:p>4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92" table:style-name="ce11">
            <text:p>9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574468085106" table:style-name="ce15">
            <text:p>19</text:p>
          </table:table-cell>
          <table:table-cell office:value-type="float" office:value="94" table:style-name="ce16">
            <text:p>9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11</text:p>
          </table:table-cell>
          <table:table-cell office:value-type="string" table:style-name="ce10">
            <text:p>FOTOGRAFIA DEL SEGMENTO ANT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2</text:p>
          </table:table-cell>
          <table:table-cell office:value-type="string" table:style-name="ce10">
            <text:p>ANGIOGRAFIA CON FLUORESCEINA O ANGIOSCOP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.5555555555556" table:style-name="ce15">
            <text:p>3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2.942477876106196" table:style-name="ce15">
            <text:p>83</text:p>
          </table:table-cell>
          <table:table-cell office:value-type="float" office:value="226" table:style-name="ce16">
            <text:p>2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</text:p>
          </table:table-cell>
          <table:table-cell office:value-type="string" table:style-name="ce10">
            <text:p>ECOGRAF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1</text:p>
          </table:table-cell>
          <table:table-cell office:value-type="string" table:style-name="ce10">
            <text:p>PACHIMETR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2</text:p>
          </table:table-cell>
          <table:table-cell office:value-type="string" table:style-name="ce10">
            <text:p>BIOMICROSCOP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.5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5</text:p>
          </table:table-cell>
          <table:table-cell office:value-type="string" table:style-name="ce10">
            <text:p>STUDIO DELLA MOTILITA' OCU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6.25" table:style-name="ce11">
            <text:p>46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9" table:style-name="ce15">
            <text:p>4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7777777777778" table:style-name="ce15">
            <text:p>48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3.723404255319103" table:style-name="ce11">
            <text:p>44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</text:p>
          </table:table-cell>
          <table:table-cell office:value-type="string" table:style-name="ce10">
            <text:p>TEST FUNZIONALI OBIETTIVI DELL'OCCHI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4" table:style-name="ce15">
            <text:p>4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0.5" table:style-name="ce11">
            <text:p>3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6</text:p>
          </table:table-cell>
          <table:table-cell office:value-type="string" table:style-name="ce10">
            <text:p>TONOGRAFIA, TEST DI PROVOCAZIONE E ALTRI TEST PER IL GLAUCOM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63" table:style-name="ce11">
            <text:p>6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7.454545454545503" table:style-name="ce11">
            <text:p>37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35</text:p>
          </table:table-cell>
          <table:table-cell office:value-type="string" table:style-name="ce10">
            <text:p>TRAINING ORTOTT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3" table:style-name="ce11">
            <text:p>5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9" table:style-name="ce11">
            <text:p>6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dontoiatria e stomatologia</text:p>
          </table:table-cell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.1666666666667" table:style-name="ce11">
            <text:p>2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9.3846153846153904" table:style-name="ce11">
            <text:p>9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1.8" table:style-name="ce11">
            <text:p>2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3333333333333" table:style-name="ce11">
            <text:p>1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.8888888888889" table:style-name="ce11">
            <text:p>1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399999999999999" table:style-name="ce15">
            <text:p>1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3095238095238" table:style-name="ce15">
            <text:p>21</text:p>
          </table:table-cell>
          <table:table-cell office:value-type="float" office:value="84" table:style-name="ce16">
            <text:p>8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2631578947368" table:style-name="ce15">
            <text:p>21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6" table:style-name="ce11">
            <text:p>4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3.3888888888889" table:style-name="ce15">
            <text:p>73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4166666666667" table:style-name="ce15">
            <text:p>12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962264150943401" table:style-name="ce15">
            <text:p>20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8260869565217401" table:style-name="ce15">
            <text:p>10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5.75" table:style-name="ce11">
            <text:p>2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5" table:style-name="ce15">
            <text:p>28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697841726618702" table:style-name="ce15">
            <text:p>29</text:p>
          </table:table-cell>
          <table:table-cell office:value-type="float" office:value="139" table:style-name="ce16">
            <text:p>13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ncologia</text:p>
          </table:table-cell>
          <table:table-cell office:value-type="string" table:style-name="ce10">
            <text:p>8901F</text:p>
          </table:table-cell>
          <table:table-cell office:value-type="string" table:style-name="ce10">
            <text:p>VISITA ONC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6.23369565217399" table:style-name="ce15">
            <text:p>176</text:p>
          </table:table-cell>
          <table:table-cell office:value-type="float" office:value="184" table:style-name="ce16">
            <text:p>18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6</text:p>
          </table:table-cell>
          <table:table-cell office:value-type="string" table:style-name="ce10">
            <text:p>PRIMA VISITA ON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4166666666667" table:style-name="ce11">
            <text:p>1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7959183673469" table:style-name="ce15">
            <text:p>12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5</text:p>
          </table:table-cell>
          <table:table-cell office:value-type="string" table:style-name="ce10">
            <text:p>INIEZIONE O INFUSIONE DI SOSTANZE CHEMIOTERAPICHE PER TUMORE,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.38095238095238" table:style-name="ce11">
            <text:p>2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A</text:p>
          </table:table-cell>
          <table:table-cell office:value-type="string" table:style-name="ce10">
            <text:p>SALASSO TERAPEUT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rtopedia e traumatologia</text:p>
          </table:table-cell>
          <table:table-cell office:value-type="string" table:style-name="ce10">
            <text:p>0443</text:p>
          </table:table-cell>
          <table:table-cell office:value-type="string" table:style-name="ce10">
            <text:p>LIBERAZIONE DEL TUNNEL CARP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3.8" table:style-name="ce11">
            <text:p>17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.3333333333333" table:style-name="ce11">
            <text:p>2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026</text:p>
          </table:table-cell>
          <table:table-cell office:value-type="string" table:style-name="ce10">
            <text:p>ARTROSCOPIA DIAGNOSTICA GINOCCHI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3" table:style-name="ce11">
            <text:p>1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061</text:p>
          </table:table-cell>
          <table:table-cell office:value-type="string" table:style-name="ce10">
            <text:p>ASPORTAZIONE ARTROSCOPICA DI CARTILAGINE SEMILUNARE DEL GINO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8.142857142857" table:style-name="ce11">
            <text:p>25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.85" table:style-name="ce11">
            <text:p>23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01</text:p>
          </table:table-cell>
          <table:table-cell office:value-type="string" table:style-name="ce10">
            <text:p>ESPLORAZIONE DELLA FASCIA TENDINEA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3.571428571429" table:style-name="ce11">
            <text:p>10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.5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21</text:p>
          </table:table-cell>
          <table:table-cell office:value-type="string" table:style-name="ce10">
            <text:p>ASPORTAZIONE DI LESIONE DELLA FASCIA TENDINEA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97" table:style-name="ce11">
            <text:p>39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29</text:p>
          </table:table-cell>
          <table:table-cell office:value-type="string" table:style-name="ce10">
            <text:p>ASPORTAZIONE DI ALTRE LESIONI DEI TESSUTI MOLLI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0.5" table:style-name="ce11">
            <text:p>16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1.5" table:style-name="ce11">
            <text:p>3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G</text:p>
          </table:table-cell>
          <table:table-cell office:value-type="string" table:style-name="ce10">
            <text:p>VISITA ORTOPED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9.5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203947368421101" table:style-name="ce15">
            <text:p>22</text:p>
          </table:table-cell>
          <table:table-cell office:value-type="float" office:value="304" table:style-name="ce16">
            <text:p>30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066666666666698" table:style-name="ce15">
            <text:p>16</text:p>
          </table:table-cell>
          <table:table-cell office:value-type="float" office:value="105" table:style-name="ce16">
            <text:p>10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636363636363601" table:style-name="ce15">
            <text:p>2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5208333333333" table:style-name="ce15">
            <text:p>38</text:p>
          </table:table-cell>
          <table:table-cell office:value-type="float" office:value="240" table:style-name="ce16">
            <text:p>2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7</text:p>
          </table:table-cell>
          <table:table-cell office:value-type="string" table:style-name="ce10">
            <text:p>PRIMA VISITA ORTOP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7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659090909090899" table:style-name="ce15">
            <text:p>35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181818181818201" table:style-name="ce15">
            <text:p>50</text:p>
          </table:table-cell>
          <table:table-cell office:value-type="float" office:value="143" table:style-name="ce16">
            <text:p>1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600000000000001" table:style-name="ce15">
            <text:p>17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62500000000001" table:style-name="ce15">
            <text:p>16</text:p>
          </table:table-cell>
          <table:table-cell office:value-type="float" office:value="80" table:style-name="ce16">
            <text:p>8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4000000000000004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7272727272727302" table:style-name="ce11">
            <text:p>9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8987341772152" table:style-name="ce15">
            <text:p>20</text:p>
          </table:table-cell>
          <table:table-cell office:value-type="float" office:value="79" table:style-name="ce16">
            <text:p>7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043478260869598" table:style-name="ce15">
            <text:p>54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.125" table:style-name="ce11">
            <text:p>27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8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8</text:p>
          </table:table-cell>
          <table:table-cell office:value-type="string" table:style-name="ce10">
            <text:p>RIMOZIONE DI DISPOSITIVO ESTERNO DI IMMOBILIZZ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7291666666667" table:style-name="ce11">
            <text:p>20</text:p>
          </table:table-cell>
          <table:table-cell office:value-type="float" office:value="96" table:style-name="ce12">
            <text:p>9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8.8571428571429" table:style-name="ce11">
            <text:p>2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638297872340399" table:style-name="ce15">
            <text:p>30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7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9230769230769" table:style-name="ce15">
            <text:p>1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stetricia e ginecologia</text:p>
          </table:table-cell>
          <table:table-cell office:value-type="string" table:style-name="ce10">
            <text:p>57392</text:p>
          </table:table-cell>
          <table:table-cell office:value-type="string" table:style-name="ce10">
            <text:p>ESAME URODINAMICO INVAS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8.818181818181799" table:style-name="ce11">
            <text:p>4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7191</text:p>
          </table:table-cell>
          <table:table-cell office:value-type="string" table:style-name="ce10">
            <text:p>BIOPSIA MIRATA <text:s/>DELLA PORTIO A GUIDA COLPOSCOP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0.200000000000003" table:style-name="ce11">
            <text:p>4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8121</text:p>
          </table:table-cell>
          <table:table-cell office:value-type="string" table:style-name="ce10">
            <text:p>ISTER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28" table:style-name="ce15">
            <text:p>26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5" table:style-name="ce15">
            <text:p>2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689655172413801" table:style-name="ce15">
            <text:p>23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97</text:p>
          </table:table-cell>
          <table:table-cell office:value-type="string" table:style-name="ce10">
            <text:p>INSERZIONE DI DISPOSITIVO CONTRACCETTIVO INTRAUTERINO (I.U.D.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992</text:p>
          </table:table-cell>
          <table:table-cell office:value-type="string" table:style-name="ce10">
            <text:p>INSEMINAZIONE ARTIFI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021</text:p>
          </table:table-cell>
          <table:table-cell office:value-type="string" table:style-name="ce10">
            <text:p>COLP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.25" table:style-name="ce15">
            <text:p>3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923076923076898" table:style-name="ce15">
            <text:p>49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1</text:p>
          </table:table-cell>
          <table:table-cell office:value-type="string" table:style-name="ce10">
            <text:p>PRELIEVO DEI VILLI C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3333333333333" table:style-name="ce11">
            <text:p>1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341</text:p>
          </table:table-cell>
          <table:table-cell office:value-type="string" table:style-name="ce10">
            <text:p>CARDIOTOC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0925925925925899" table:style-name="ce11">
            <text:p>4</text:p>
          </table:table-cell>
          <table:table-cell office:value-type="float" office:value="54" table:style-name="ce12">
            <text:p>5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83</text:p>
          </table:table-cell>
          <table:table-cell office:value-type="string" table:style-name="ce10">
            <text:p>ISTEROSALPINGO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25</text:p>
          </table:table-cell>
          <table:table-cell office:value-type="string" table:style-name="ce10">
            <text:p>ECOCARDIOGRAMMA FET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5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2</text:p>
          </table:table-cell>
          <table:table-cell office:value-type="string" table:style-name="ce10">
            <text:p>ECO(COLOR)DOPPLER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752808988764" table:style-name="ce11">
            <text:p>14</text:p>
          </table:table-cell>
          <table:table-cell office:value-type="float" office:value="89" table:style-name="ce12">
            <text:p>8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</text:p>
          </table:table-cell>
          <table:table-cell office:value-type="string" table:style-name="ce10">
            <text:p>ECOGRAFIA 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.504761904761899" table:style-name="ce11">
            <text:p>23</text:p>
          </table:table-cell>
          <table:table-cell office:value-type="float" office:value="105" table:style-name="ce12">
            <text:p>10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" table:style-name="ce15">
            <text:p>4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063414634146302" table:style-name="ce15">
            <text:p>19</text:p>
          </table:table-cell>
          <table:table-cell office:value-type="float" office:value="410" table:style-name="ce16">
            <text:p>4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1</text:p>
          </table:table-cell>
          <table:table-cell office:value-type="string" table:style-name="ce10">
            <text:p>ECOGRAFIA OVA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27586206896552" table:style-name="ce11">
            <text:p>3</text:p>
          </table:table-cell>
          <table:table-cell office:value-type="float" office:value="87" table:style-name="ce12">
            <text:p>8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2</text:p>
          </table:table-cell>
          <table:table-cell office:value-type="string" table:style-name="ce10">
            <text:p>ECOGRAFIA GINE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3333333333333" table:style-name="ce15">
            <text:p>5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7</text:p>
          </table:table-cell>
          <table:table-cell office:value-type="string" table:style-name="ce10">
            <text:p>ECOGRAFIA TRANSVAGI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5.5" table:style-name="ce11">
            <text:p>3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6666666666667" table:style-name="ce15">
            <text:p>2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5.486111111111" table:style-name="ce15">
            <text:p>105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2222222222222" table:style-name="ce11">
            <text:p>2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125" table:style-name="ce15">
            <text:p>22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4.25" table:style-name="ce11">
            <text:p>3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4444444444444" table:style-name="ce15">
            <text:p>57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.909090909090899" table:style-name="ce11">
            <text:p>16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209302325581397" table:style-name="ce15">
            <text:p>35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679389312977101" table:style-name="ce15">
            <text:p>54</text:p>
          </table:table-cell>
          <table:table-cell office:value-type="float" office:value="131" table:style-name="ce16">
            <text:p>1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2</text:p>
          </table:table-cell>
          <table:table-cell office:value-type="string" table:style-name="ce10">
            <text:p>VISITA GINEC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.9864864864865" table:style-name="ce11">
            <text:p>14</text:p>
          </table:table-cell>
          <table:table-cell office:value-type="float" office:value="74" table:style-name="ce12">
            <text:p>7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75" table:style-name="ce15">
            <text:p>6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2.5" table:style-name="ce11">
            <text:p>3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5.432432432432407" table:style-name="ce15">
            <text:p>85</text:p>
          </table:table-cell>
          <table:table-cell office:value-type="float" office:value="111" table:style-name="ce16">
            <text:p>1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3</text:p>
          </table:table-cell>
          <table:table-cell office:value-type="string" table:style-name="ce10">
            <text:p>PRIMA VISITA <text:s/>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3157894736842106" table:style-name="ce11">
            <text:p>8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304347826087" table:style-name="ce15">
            <text:p>17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4</text:p>
          </table:table-cell>
          <table:table-cell office:value-type="string" table:style-name="ce10">
            <text:p>VISITA <text:s/>OSTETRICA <text:s/>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4.346153846153801" table:style-name="ce11">
            <text:p>24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.9444444444444" table:style-name="ce11">
            <text:p>19</text:p>
          </table:table-cell>
          <table:table-cell office:value-type="float" office:value="324" table:style-name="ce12">
            <text:p>3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818181818181801" table:style-name="ce11">
            <text:p>1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.589743589743598" table:style-name="ce11">
            <text:p>26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0" table:style-name="ce11">
            <text:p>6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3</text:p>
          </table:table-cell>
          <table:table-cell office:value-type="string" table:style-name="ce10">
            <text:p>PRELIEVO MICROBI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4.647058823529399" table:style-name="ce11">
            <text:p>25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7</text:p>
          </table:table-cell>
          <table:table-cell office:value-type="string" table:style-name="ce10">
            <text:p>TRAINING PRENAT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0.3333333333333" table:style-name="ce11">
            <text:p>3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2222222222222197" table:style-name="ce11">
            <text:p>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9.576923076923102" table:style-name="ce11">
            <text:p>40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18</text:p>
          </table:table-cell>
          <table:table-cell office:value-type="string" table:style-name="ce10">
            <text:p>INSERZIONE DI ALTRO PESSARIO VAGI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8.333333333333" table:style-name="ce11">
            <text:p>16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375" table:style-name="ce11">
            <text:p>2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torinolaringoiatria</text:p>
          </table:table-cell>
          <table:table-cell office:value-type="string" table:style-name="ce10">
            <text:p>1819</text:p>
          </table:table-cell>
          <table:table-cell office:value-type="string" table:style-name="ce10">
            <text:p>OTOMIC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7" table:style-name="ce11">
            <text:p>5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9.142857142857103" table:style-name="ce11">
            <text:p>3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.75" table:style-name="ce15">
            <text:p>3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85" table:style-name="ce15">
            <text:p>46</text:p>
          </table:table-cell>
          <table:table-cell office:value-type="float" office:value="100" table:style-name="ce16">
            <text:p>10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1</text:p>
          </table:table-cell>
          <table:table-cell office:value-type="string" table:style-name="ce10">
            <text:p>LARINGOSCOPIA INDIRET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7.6666666666667" table:style-name="ce11">
            <text:p>2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2</text:p>
          </table:table-cell>
          <table:table-cell office:value-type="string" table:style-name="ce10">
            <text:p>LARINGOSTROB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9" table:style-name="ce11">
            <text:p>5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H</text:p>
          </table:table-cell>
          <table:table-cell office:value-type="string" table:style-name="ce10">
            <text:p>VISITA ORL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.9268292682927" table:style-name="ce11">
            <text:p>23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4.2222222222222" table:style-name="ce11">
            <text:p>5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0.818181818181799" table:style-name="ce11">
            <text:p>2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32" table:style-name="ce15">
            <text:p>27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3.774999999999999" table:style-name="ce11">
            <text:p>24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8333333333333" table:style-name="ce15">
            <text:p>3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52" table:style-name="ce15">
            <text:p>43</text:p>
          </table:table-cell>
          <table:table-cell office:value-type="float" office:value="175" table:style-name="ce16">
            <text:p>17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635294117647099" table:style-name="ce15">
            <text:p>49</text:p>
          </table:table-cell>
          <table:table-cell office:value-type="float" office:value="85" table:style-name="ce16">
            <text:p>8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1</text:p>
          </table:table-cell>
          <table:table-cell office:value-type="string" table:style-name="ce10">
            <text:p>POTENZIALI EVOCATI ACUST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9375" table:style-name="ce15">
            <text:p>6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8</text:p>
          </table:table-cell>
          <table:table-cell office:value-type="string" table:style-name="ce10">
            <text:p>POTENZIALI EVOCATI UD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8</text:p>
          </table:table-cell>
          <table:table-cell office:value-type="string" table:style-name="ce10">
            <text:p>PRIMA VISITA ORL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0769230769230802" table:style-name="ce11">
            <text:p>8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269230769230798" table:style-name="ce15">
            <text:p>17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064220183486199" table:style-name="ce15">
            <text:p>26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7.75" table:style-name="ce11">
            <text:p>4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904761904761898" table:style-name="ce15">
            <text:p>36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8888888888889" table:style-name="ce15">
            <text:p>22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7777777777778" table:style-name="ce15">
            <text:p>18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206349206349199" table:style-name="ce15">
            <text:p>27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58" table:style-name="ce11">
            <text:p>5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1111111111111" table:style-name="ce15">
            <text:p>31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6.3333333333333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090909090909101" table:style-name="ce15">
            <text:p>2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038461538461501" table:style-name="ce15">
            <text:p>30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8333333333333304" table:style-name="ce11">
            <text:p>7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8705882352941" table:style-name="ce15">
            <text:p>21</text:p>
          </table:table-cell>
          <table:table-cell office:value-type="float" office:value="85" table:style-name="ce16">
            <text:p>8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9794520547945" table:style-name="ce15">
            <text:p>35</text:p>
          </table:table-cell>
          <table:table-cell office:value-type="float" office:value="146" table:style-name="ce16">
            <text:p>14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" table:style-name="ce15">
            <text:p>2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.4285714285714302" table:style-name="ce11">
            <text:p>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428571428571399" table:style-name="ce15">
            <text:p>17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686486486486501" table:style-name="ce15">
            <text:p>30</text:p>
          </table:table-cell>
          <table:table-cell office:value-type="float" office:value="185" table:style-name="ce16">
            <text:p>18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13</text:p>
          </table:table-cell>
          <table:table-cell office:value-type="string" table:style-name="ce10">
            <text:p>VALUTAZIONE MONOFUN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9" table:style-name="ce15">
            <text:p>5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0" table:style-name="ce11">
            <text:p>6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55</text:p>
          </table:table-cell>
          <table:table-cell office:value-type="string" table:style-name="ce10">
            <text:p>TEST STABILOMETRICO STATICO E DINAM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8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721</text:p>
          </table:table-cell>
          <table:table-cell office:value-type="string" table:style-name="ce10">
            <text:p>TRAINING PER DISFASIA [LOGOPEDI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9.7222222222222197" table:style-name="ce11">
            <text:p>10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672131147541" table:style-name="ce15">
            <text:p>11</text:p>
          </table:table-cell>
          <table:table-cell office:value-type="float" office:value="183" table:style-name="ce16">
            <text:p>18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7931034482758594" table:style-name="ce15">
            <text:p>9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8.142857142857103" table:style-name="ce11">
            <text:p>3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3333333333333" table:style-name="ce15">
            <text:p>1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448087431693999" table:style-name="ce15">
            <text:p>20</text:p>
          </table:table-cell>
          <table:table-cell office:value-type="float" office:value="183" table:style-name="ce16">
            <text:p>18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2</text:p>
          </table:table-cell>
          <table:table-cell office:value-type="string" table:style-name="ce10">
            <text:p>ESAME AUDIOMETRICO VO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0.9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364705882352901" table:style-name="ce15">
            <text:p>11</text:p>
          </table:table-cell>
          <table:table-cell office:value-type="float" office:value="85" table:style-name="ce16">
            <text:p>8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9523809523809508" table:style-name="ce15">
            <text:p>9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3.8" table:style-name="ce11">
            <text:p>2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5421686746988" table:style-name="ce15">
            <text:p>26</text:p>
          </table:table-cell>
          <table:table-cell office:value-type="float" office:value="83" table:style-name="ce16">
            <text:p>8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4</text:p>
          </table:table-cell>
          <table:table-cell office:value-type="string" table:style-name="ce10">
            <text:p>ESAME AUDIOMETRICO CONDIZIONATO INFANT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7.3333333333333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428571428571" table:style-name="ce15">
            <text:p>1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2</text:p>
          </table:table-cell>
          <table:table-cell office:value-type="string" table:style-name="ce10">
            <text:p>IMPEDENZOMET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9.6666666666666696" table:style-name="ce11">
            <text:p>1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5322580645161" table:style-name="ce15">
            <text:p>11</text:p>
          </table:table-cell>
          <table:table-cell office:value-type="float" office:value="124" table:style-name="ce16">
            <text:p>1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7916666666666696" table:style-name="ce15">
            <text:p>10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8.142857142857103" table:style-name="ce11">
            <text:p>3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181818181818201" table:style-name="ce15">
            <text:p>22</text:p>
          </table:table-cell>
          <table:table-cell office:value-type="float" office:value="154" table:style-name="ce16">
            <text:p>15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42</text:p>
          </table:table-cell>
          <table:table-cell office:value-type="string" table:style-name="ce10">
            <text:p>ESAME CLINICO DELLA FUNZIONALITA' VESTIBOLAR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7" table:style-name="ce11">
            <text:p>4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81</text:p>
          </table:table-cell>
          <table:table-cell office:value-type="string" table:style-name="ce10">
            <text:p>MESSA A PUNTO DI MEZZI PER L'UDI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75" table:style-name="ce11">
            <text:p>2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5" table:style-name="ce11">
            <text:p>4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" table:style-name="ce15">
            <text:p>47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2</text:p>
          </table:table-cell>
          <table:table-cell office:value-type="string" table:style-name="ce10">
            <text:p>IRRIGAZIONE DELL'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7" table:style-name="ce11">
            <text:p>4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" table:style-name="ce15">
            <text:p>4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7.5" table:style-name="ce11">
            <text:p>1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2.866666666666703" table:style-name="ce11">
            <text:p>53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ed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2.125" table:style-name="ce11">
            <text:p>52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6" table:style-name="ce11">
            <text:p>5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8.4375" table:style-name="ce11">
            <text:p>128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7.6666666666667" table:style-name="ce11">
            <text:p>9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L</text:p>
          </table:table-cell>
          <table:table-cell office:value-type="string" table:style-name="ce10">
            <text:p>VISITA PNEUM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7" table:style-name="ce11">
            <text:p>7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6</text:p>
          </table:table-cell>
          <table:table-cell office:value-type="string" table:style-name="ce10">
            <text:p>POLI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25" table:style-name="ce15">
            <text:p>47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3.5" table:style-name="ce11">
            <text:p>4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714285714285701" table:style-name="ce15">
            <text:p>6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7.363636363636402" table:style-name="ce15">
            <text:p>8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8.25" table:style-name="ce11">
            <text:p>5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6" table:style-name="ce11">
            <text:p>8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71</text:p>
          </table:table-cell>
          <table:table-cell office:value-type="string" table:style-name="ce10">
            <text:p>GLUCOSIO [S/P/U/dU/L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4.066666666666706" table:style-name="ce11">
            <text:p>8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81</text:p>
          </table:table-cell>
          <table:table-cell office:value-type="string" table:style-name="ce10">
            <text:p>Hb - EMOGLOBINA GL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8.176470588235304" table:style-name="ce11">
            <text:p>88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2.823529411764703" table:style-name="ce11">
            <text:p>53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neumologia</text:p>
          </table:table-cell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6.3333333333333" table:style-name="ce11">
            <text:p>4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322</text:p>
          </table:table-cell>
          <table:table-cell office:value-type="string" table:style-name="ce10">
            <text:p>BRONCOSCOPIA CON FIBRE OT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3</text:p>
          </table:table-cell>
          <table:table-cell office:value-type="string" table:style-name="ce10">
            <text:p>ECOGRAFIA <text:s/>POLMON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L</text:p>
          </table:table-cell>
          <table:table-cell office:value-type="string" table:style-name="ce10">
            <text:p>VISITA PNEUM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4.760416666667" table:style-name="ce15">
            <text:p>155</text:p>
          </table:table-cell>
          <table:table-cell office:value-type="float" office:value="192" table:style-name="ce16">
            <text:p>19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794117647058801" table:style-name="ce15">
            <text:p>31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6666666666666701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1666666666667" table:style-name="ce15">
            <text:p>2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119281045751599" table:style-name="ce15">
            <text:p>61</text:p>
          </table:table-cell>
          <table:table-cell office:value-type="float" office:value="612" table:style-name="ce16">
            <text:p>6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7</text:p>
          </table:table-cell>
          <table:table-cell office:value-type="string" table:style-name="ce10">
            <text:p>POLISONN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7" table:style-name="ce15">
            <text:p>7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2.404255319149" table:style-name="ce15">
            <text:p>142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809523809523796" table:style-name="ce15">
            <text:p>75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" table:style-name="ce15">
            <text:p>6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5" table:style-name="ce11">
            <text:p>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4" table:style-name="ce15">
            <text:p>1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8888888888889" table:style-name="ce15">
            <text:p>31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2</text:p>
          </table:table-cell>
          <table:table-cell office:value-type="string" table:style-name="ce10">
            <text:p>SPIROMETRIA GLOB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2.52173913043501" table:style-name="ce15">
            <text:p>153</text:p>
          </table:table-cell>
          <table:table-cell office:value-type="float" office:value="92" table:style-name="ce16">
            <text:p>9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8" table:style-name="ce15">
            <text:p>1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8571428571428594" table:style-name="ce11">
            <text:p>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928571428571399" table:style-name="ce15">
            <text:p>1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8986013986014" table:style-name="ce15">
            <text:p>54</text:p>
          </table:table-cell>
          <table:table-cell office:value-type="float" office:value="286" table:style-name="ce16">
            <text:p>28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4</text:p>
          </table:table-cell>
          <table:table-cell office:value-type="string" table:style-name="ce10">
            <text:p>TEST DI BRONCODILATAZIONE FARMA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6.5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4.03333333333299" table:style-name="ce15">
            <text:p>194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89473684210499" table:style-name="ce15">
            <text:p>23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5</text:p>
          </table:table-cell>
          <table:table-cell office:value-type="string" table:style-name="ce10">
            <text:p>PROVA BRONCODINAMICA CON BRONCOCOSTRITTORE SPECIFICO O ASPECIF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9.90909090909099" table:style-name="ce15">
            <text:p>14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911764705882401" table:style-name="ce15">
            <text:p>20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2</text:p>
          </table:table-cell>
          <table:table-cell office:value-type="string" table:style-name="ce10">
            <text:p>SPIROMETRIA GLOBALE CON TECNICA PLETISMOGRAF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0.8" table:style-name="ce11">
            <text:p>10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3.5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3333333333333" table:style-name="ce15">
            <text:p>3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883720930232599" table:style-name="ce15">
            <text:p>40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3</text:p>
          </table:table-cell>
          <table:table-cell office:value-type="string" table:style-name="ce10">
            <text:p>DIFFUSIONE ALVEOLO-CAPILLARE <text:s/>DEL 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6.60606060606101" table:style-name="ce15">
            <text:p>117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.125" table:style-name="ce11">
            <text:p>2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5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132352941176499" table:style-name="ce15">
            <text:p>50</text:p>
          </table:table-cell>
          <table:table-cell office:value-type="float" office:value="136" table:style-name="ce16">
            <text:p>1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6</text:p>
          </table:table-cell>
          <table:table-cell office:value-type="string" table:style-name="ce10">
            <text:p>VALUTAZIONE DELLA VENTILAZIONE E DEI GAS ESPIRATI E RELATIVI PARAMET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3.38461538461499" table:style-name="ce11">
            <text:p>203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6" table:style-name="ce11">
            <text:p>1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7</text:p>
          </table:table-cell>
          <table:table-cell office:value-type="string" table:style-name="ce10">
            <text:p>DETERMINAZIONE DELLE MASSIME PRESSIONI INSPIRATORIE ED ESPIRATORIE O TRANSDIAFRAMMA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5.714285714285701" table:style-name="ce11">
            <text:p>5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1" table:style-name="ce11">
            <text:p>4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42</text:p>
          </table:table-cell>
          <table:table-cell office:value-type="string" table:style-name="ce10">
            <text:p>TEST DEL CAMM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9.166666666667" table:style-name="ce15">
            <text:p>10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7" table:style-name="ce11">
            <text:p>3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1.3589743589744" table:style-name="ce11">
            <text:p>51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1</text:p>
          </table:table-cell>
          <table:table-cell office:value-type="string" table:style-name="ce10">
            <text:p>EMOGASANALISI ARTERIOSA SISTEM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6.30000000000001" table:style-name="ce15">
            <text:p>13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1.342105263157897" table:style-name="ce11">
            <text:p>61</text:p>
          </table:table-cell>
          <table:table-cell office:value-type="float" office:value="38" table:style-name="ce12">
            <text:p>3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2</text:p>
          </table:table-cell>
          <table:table-cell office:value-type="string" table:style-name="ce10">
            <text:p>EMOGASANALISI DURANTE RESPIRAZIONE DI O2 AD ALTA CONCENT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2.5" table:style-name="ce11">
            <text:p>1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1.6666666666667" table:style-name="ce11">
            <text:p>6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5</text:p>
          </table:table-cell>
          <table:table-cell office:value-type="string" table:style-name="ce10">
            <text:p>MONITORAGGIO INCRUENTO DELLA SATURAZIONE ARTERI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8.6666666666667" table:style-name="ce11">
            <text:p>2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8.53658536585399" table:style-name="ce15">
            <text:p>169</text:p>
          </table:table-cell>
          <table:table-cell office:value-type="float" office:value="164" table:style-name="ce16">
            <text:p>16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16.5" table:style-name="ce11">
            <text:p>1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7.808510638297903" table:style-name="ce15">
            <text:p>78</text:p>
          </table:table-cell>
          <table:table-cell office:value-type="float" office:value="235" table:style-name="ce16">
            <text:p>23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1.8333333333333" table:style-name="ce11">
            <text:p>22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382352941176499" table:style-name="ce15">
            <text:p>25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8.225806451612897" table:style-name="ce15">
            <text:p>98</text:p>
          </table:table-cell>
          <table:table-cell office:value-type="float" office:value="93" table:style-name="ce16">
            <text:p>9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6" table:style-name="ce15">
            <text:p>4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" table:style-name="ce15">
            <text:p>1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2" table:style-name="ce11">
            <text:p>3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375" table:style-name="ce15">
            <text:p>15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6835443037975" table:style-name="ce15">
            <text:p>29</text:p>
          </table:table-cell>
          <table:table-cell office:value-type="float" office:value="79" table:style-name="ce16">
            <text:p>7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5</text:p>
          </table:table-cell>
          <table:table-cell office:value-type="string" table:style-name="ce10">
            <text:p>PRELIEVO DI SANGUE ARTERIO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3.19999999999999" table:style-name="ce11">
            <text:p>13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3</text:p>
          </table:table-cell>
          <table:table-cell office:value-type="string" table:style-name="ce10">
            <text:p>TERAPIA OCCUPA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8" table:style-name="ce11">
            <text:p>4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1</text:p>
          </table:table-cell>
          <table:table-cell office:value-type="string" table:style-name="ce10">
            <text:p>SOSTITUZIONE NON OPERATORIA DI SUSSIDIO PER IL SISTEMA MUSCOLOSCHELETR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6.3333333333333" table:style-name="ce11">
            <text:p>4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2.818181818181799" table:style-name="ce11">
            <text:p>33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sichiatria</text:p>
          </table:table-cell>
          <table:table-cell office:value-type="string" table:style-name="ce10">
            <text:p>94011</text:p>
          </table:table-cell>
          <table:table-cell office:value-type="string" table:style-name="ce10">
            <text:p>SOMMINISTRAZIONE DI TEST DI INTELLIGENZA</text:p>
          </table:table-cell>
          <table:table-cell office:value-type="string" table:style-name="ce10">
            <text:p>CPS APPIANO GENTIL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CPS APPIANO GENTIL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CPS APPIANO GENTIL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9.4545454545454604" table:style-name="ce11">
            <text:p>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21</text:p>
          </table:table-cell>
          <table:table-cell office:value-type="string" table:style-name="ce10">
            <text:p>VISITA PSICHIATRICA DI CONTROLLO</text:p>
          </table:table-cell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17.2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P</text:p>
          </table:table-cell>
          <table:table-cell office:value-type="float" office:value="7.6363636363636402" table:style-name="ce11">
            <text:p>8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482" table:style-name="ce11">
            <text:p>48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91</text:p>
          </table:table-cell>
          <table:table-cell office:value-type="string" table:style-name="ce10">
            <text:p>PRIMA VISITA PSICHIATRICA</text:p>
          </table:table-cell>
          <table:table-cell office:value-type="string" table:style-name="ce10">
            <text:p>AMB. PSICHIATRICO PORLEZZA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D</text:p>
          </table:table-cell>
          <table:table-cell office:value-type="float" office:value="180" table:style-name="ce11">
            <text:p>18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.P.S. OSSUCCI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5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4" table:style-name="ce15">
            <text:p>2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B</text:p>
          </table:table-cell>
          <table:table-cell office:value-type="float" office:value="4.6666666666666696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.25" table:style-name="ce15">
            <text:p>4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066666666666698" table:style-name="ce15">
            <text:p>30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8" table:style-name="ce15">
            <text:p>1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B</text:p>
          </table:table-cell>
          <table:table-cell office:value-type="float" office:value="5.2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92307692307701" table:style-name="ce15">
            <text:p>1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B</text:p>
          </table:table-cell>
          <table:table-cell office:value-type="float" office:value="9.4" table:style-name="ce11">
            <text:p>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P</text:p>
          </table:table-cell>
          <table:table-cell office:value-type="float" office:value="118" table:style-name="ce11">
            <text:p>11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9.1428571428571406" table:style-name="ce11">
            <text:p>9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7.6666666666666696" table:style-name="ce11">
            <text:p>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42</text:p>
          </table:table-cell>
          <table:table-cell office:value-type="string" table:style-name="ce10">
            <text:p>PSICOTERAPIA FAMILIARE</text:p>
          </table:table-cell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44</text:p>
          </table:table-cell>
          <table:table-cell office:value-type="string" table:style-name="ce10">
            <text:p>PSICOTERAPIA DI GRUPPO</text:p>
          </table:table-cell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logia</text:p>
          </table:table-cell>
          <table:table-cell office:value-type="string" table:style-name="ce10">
            <text:p>06112</text:p>
          </table:table-cell>
          <table:table-cell office:value-type="string" table:style-name="ce10">
            <text:p>BIOPSIA [PERCUTANEA] [AGOBIOPSIA] DELLA TIR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199999999999999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952380952380999" table:style-name="ce15">
            <text:p>21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0191</text:p>
          </table:table-cell>
          <table:table-cell office:value-type="string" table:style-name="ce10">
            <text:p>AGOBIOPSIA LINFONODALE ECO-GUID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5112</text:p>
          </table:table-cell>
          <table:table-cell office:value-type="string" table:style-name="ce10">
            <text:p>BIOPSIA MINIINVSIVA "VACUUM ASSISTED" CON SISTEMA DI GUIDA ECOGRAF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46875" table:style-name="ce15">
            <text:p>4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</text:p>
          </table:table-cell>
          <table:table-cell office:value-type="string" table:style-name="ce10">
            <text:p>TOMOGRAFIA COMPUTERIZZATA (TC) DEL CAP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5" table:style-name="ce15">
            <text:p>1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9090909090909101" table:style-name="ce15">
            <text:p>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" table:style-name="ce15">
            <text:p>2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4" table:style-name="ce15">
            <text:p>2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875" table:style-name="ce15">
            <text:p>2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1</text:p>
          </table:table-cell>
          <table:table-cell office:value-type="string" table:style-name="ce10">
            <text:p>TOMOGRAFIA COMPUTERIZZATA (TC) DEL CAP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8" table:style-name="ce11">
            <text:p>1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2" table:style-name="ce15">
            <text:p>4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3.7" table:style-name="ce11">
            <text:p>2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3333333333333" table:style-name="ce15">
            <text:p>2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142857142857103" table:style-name="ce15">
            <text:p>3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2</text:p>
          </table:table-cell>
          <table:table-cell office:value-type="string" table:style-name="ce10">
            <text:p>TOMOGRAFIA COMPUTERIZZATA (TC) DEL MASSICCIO 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5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6666666666667" table:style-name="ce15">
            <text:p>1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75" table:style-name="ce15">
            <text:p>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3</text:p>
          </table:table-cell>
          <table:table-cell office:value-type="string" table:style-name="ce10">
            <text:p>TOMOGRAFIA COMPUTERIZZATA (TC) DEL MASSICCIO FACCIALE, SENZA E CON CONTRAST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" table:style-name="ce15">
            <text:p>3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4</text:p>
          </table:table-cell>
          <table:table-cell office:value-type="string" table:style-name="ce10">
            <text:p>TOMOGRAFIA COMPUTERIZZATA (TC) DELLE ARCATE DENTARIE [DENTALSCAN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6" table:style-name="ce11">
            <text:p>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5</text:p>
          </table:table-cell>
          <table:table-cell office:value-type="string" table:style-name="ce10">
            <text:p>TOMOGRAFIA COMPUTERIZZATA (TC) DELL' 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2" table:style-name="ce15">
            <text:p>2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8</text:p>
          </table:table-cell>
          <table:table-cell office:value-type="string" table:style-name="ce10">
            <text:p>TOMOGRAFIA COMPUTERIZZATA (TC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" table:style-name="ce15">
            <text:p>3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75" table:style-name="ce15">
            <text:p>5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4.5" table:style-name="ce11">
            <text:p>2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2.5555555555556" table:style-name="ce11">
            <text:p>2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6666666666667" table:style-name="ce15">
            <text:p>2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666666666667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91</text:p>
          </table:table-cell>
          <table:table-cell office:value-type="string" table:style-name="ce10">
            <text:p>RADIOGRAFIA DEI TESSUTI MOLLI DELLA FACCIA, DEL CAPO E DEL COLLO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13</text:p>
          </table:table-cell>
          <table:table-cell office:value-type="string" table:style-name="ce10">
            <text:p>ORTOPANORAMICA DELLE ARCATE DENTARI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2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6.0555555555556" table:style-name="ce11">
            <text:p>36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3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7368421052632" table:style-name="ce15">
            <text:p>31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3.7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19230769230798" table:style-name="ce15">
            <text:p>18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269841269841301" table:style-name="ce15">
            <text:p>30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1</text:p>
          </table:table-cell>
          <table:table-cell office:value-type="string" table:style-name="ce10">
            <text:p>TELERADIOGRAFIA DEL CRAN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1.8125" table:style-name="ce11">
            <text:p>32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.384615384615399" table:style-name="ce11">
            <text:p>1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5555555555556" table:style-name="ce15">
            <text:p>2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61</text:p>
          </table:table-cell>
          <table:table-cell office:value-type="string" table:style-name="ce10">
            <text:p>ALTRA RADIOGRAFIA DI OSSA DELLA FACC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2.6666666666667" table:style-name="ce11">
            <text:p>4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71</text:p>
          </table:table-cell>
          <table:table-cell office:value-type="string" table:style-name="ce10">
            <text:p>RADIOGRAFIA DEL CRANIO E <text:s/>DEI SENI PARANAS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5" table:style-name="ce11">
            <text:p>4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6.5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4" table:style-name="ce15">
            <text:p>5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2</text:p>
          </table:table-cell>
          <table:table-cell office:value-type="string" table:style-name="ce10">
            <text:p>RADIOGRAFIA DELLA COLONNA CERVI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" table:style-name="ce15">
            <text:p>1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9166666666667" table:style-name="ce15">
            <text:p>2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0.6666666666667" table:style-name="ce11">
            <text:p>3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545454545454497" table:style-name="ce15">
            <text:p>33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3333333333333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272727272727" table:style-name="ce15">
            <text:p>14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7" table:style-name="ce11">
            <text:p>2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6666666666667" table:style-name="ce15">
            <text:p>3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8" table:style-name="ce15">
            <text:p>28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3</text:p>
          </table:table-cell>
          <table:table-cell office:value-type="string" table:style-name="ce10">
            <text:p>RADIOGRAFIA DELLA COLONNA TORACICA (DORSALE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1.3333333333333" table:style-name="ce11">
            <text:p>4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2.181818181818201" table:style-name="ce11">
            <text:p>32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6666666666667" table:style-name="ce15">
            <text:p>1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714285714285701" table:style-name="ce15">
            <text:p>28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8461538461538503" table:style-name="ce11">
            <text:p>5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61538461538499" table:style-name="ce15">
            <text:p>1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6.399999999999999" table:style-name="ce11">
            <text:p>1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5833333333333" table:style-name="ce15">
            <text:p>3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9.1428571428571" table:style-name="ce11">
            <text:p>2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170212765957402" table:style-name="ce15">
            <text:p>29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645161290322601" table:style-name="ce15">
            <text:p>18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1" table:style-name="ce15">
            <text:p>2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285714285714299" table:style-name="ce15">
            <text:p>27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9</text:p>
          </table:table-cell>
          <table:table-cell office:value-type="string" table:style-name="ce10">
            <text:p>RADIOGRAFIA COMPLETA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3333333333333" table:style-name="ce15">
            <text:p>2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2.3333333333333" table:style-name="ce11">
            <text:p>3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4444444444444" table:style-name="ce15">
            <text:p>3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1</text:p>
          </table:table-cell>
          <table:table-cell office:value-type="string" table:style-name="ce10">
            <text:p>MAMMOGRAFIA <text:s/>BI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7.2083333333333" table:style-name="ce11">
            <text:p>37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3888888888888902" table:style-name="ce11">
            <text:p>6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4" table:style-name="ce15">
            <text:p>32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7.417050691244" table:style-name="ce15">
            <text:p>127</text:p>
          </table:table-cell>
          <table:table-cell office:value-type="float" office:value="434" table:style-name="ce16">
            <text:p>4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75" table:style-name="ce15">
            <text:p>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2</text:p>
          </table:table-cell>
          <table:table-cell office:value-type="string" table:style-name="ce10">
            <text:p>MAMMOGRAFIA MONO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4.857142857143" table:style-name="ce15">
            <text:p>195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</text:p>
          </table:table-cell>
          <table:table-cell office:value-type="string" table:style-name="ce10">
            <text:p>TOMOGRAFIA COMPUTERIZZATA (TC) DEL TORA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.3333333333333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8" table:style-name="ce15">
            <text:p>2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961538461538499" table:style-name="ce15">
            <text:p>31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3" table:style-name="ce15">
            <text:p>1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6666666666666696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25" table:style-name="ce15">
            <text:p>3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1</text:p>
          </table:table-cell>
          <table:table-cell office:value-type="string" table:style-name="ce10">
            <text:p>TOMOGRAFIA COMPUTERIZZATA (TC) DEL TORAC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866666666666699" table:style-name="ce11">
            <text:p>1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6" table:style-name="ce15">
            <text:p>2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8888888888889" table:style-name="ce15">
            <text:p>43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3.25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875" table:style-name="ce15">
            <text:p>1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.05" table:style-name="ce11">
            <text:p>1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1428571428571" table:style-name="ce15">
            <text:p>23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379310344827601" table:style-name="ce15">
            <text:p>37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2" table:style-name="ce15">
            <text:p>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32</text:p>
          </table:table-cell>
          <table:table-cell office:value-type="string" table:style-name="ce10">
            <text:p>RADIOGRAFIA MONOLATERALE DI COSTE, STERNO, CLAVICO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3333333333333304" table:style-name="ce11">
            <text:p>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00000000000001" table:style-name="ce15">
            <text:p>1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0" table:style-name="ce11">
            <text:p>4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.1666666666667" table:style-name="ce11">
            <text:p>1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142857142857103" table:style-name="ce15">
            <text:p>3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.75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75" table:style-name="ce15">
            <text:p>3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666666666667" table:style-name="ce15">
            <text:p>33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.8333333333333304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7.25" table:style-name="ce11">
            <text:p>1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5" table:style-name="ce15">
            <text:p>3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025641025641001" table:style-name="ce15">
            <text:p>35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1</text:p>
          </table:table-cell>
          <table:table-cell office:value-type="string" table:style-name="ce10">
            <text:p>RADIOGRAFIA COMPLETA DEL TUBO DIGER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52</text:p>
          </table:table-cell>
          <table:table-cell office:value-type="string" table:style-name="ce10">
            <text:p>CLISMA CON DOPPIO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11</text:p>
          </table:table-cell>
          <table:table-cell office:value-type="string" table:style-name="ce10">
            <text:p>TOMOGRAFIA COMPUTERIZZATA (TC) DEI RENI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6</text:p>
          </table:table-cell>
          <table:table-cell office:value-type="string" table:style-name="ce10">
            <text:p>CISTOURETROGRAF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333333333333" table:style-name="ce15">
            <text:p>1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61</text:p>
          </table:table-cell>
          <table:table-cell office:value-type="string" table:style-name="ce10">
            <text:p>CISTOURETROGRAFIA MINZ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7</text:p>
          </table:table-cell>
          <table:table-cell office:value-type="string" table:style-name="ce10">
            <text:p>CIST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83</text:p>
          </table:table-cell>
          <table:table-cell office:value-type="string" table:style-name="ce10">
            <text:p>ISTEROSALPINGO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.6363636363636402" table:style-name="ce11">
            <text:p>10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2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2</text:p>
          </table:table-cell>
          <table:table-cell office:value-type="string" table:style-name="ce10">
            <text:p>TOMOGRAFIA COMPUTERIZZATA (TC) DELL' 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6.5" table:style-name="ce11">
            <text:p>5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9" table:style-name="ce11">
            <text:p>3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4</text:p>
          </table:table-cell>
          <table:table-cell office:value-type="string" table:style-name="ce10">
            <text:p>TOMOGRAFIA COMPUTERIZZATA (TC) DELL' ADDOME INF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74" table:style-name="ce11">
            <text:p>7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U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5</text:p>
          </table:table-cell>
          <table:table-cell office:value-type="string" table:style-name="ce10">
            <text:p>TOMOGRAFIA COMPUTERIZZATA (TC) DELL'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7.6666666666667" table:style-name="ce11">
            <text:p>2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6</text:p>
          </table:table-cell>
          <table:table-cell office:value-type="string" table:style-name="ce10">
            <text:p>TOMOGRAFIA COMPUTERIZZATA (TC) DELL' ADDOME COMPLET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928571428571399" table:style-name="ce15">
            <text:p>2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" table:style-name="ce15">
            <text:p>4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4.714285714285699" table:style-name="ce11">
            <text:p>1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863636363636401" table:style-name="ce15">
            <text:p>16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.875" table:style-name="ce11">
            <text:p>17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130434782608699" table:style-name="ce15">
            <text:p>24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290322580645203" table:style-name="ce15">
            <text:p>36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19</text:p>
          </table:table-cell>
          <table:table-cell office:value-type="string" table:style-name="ce10">
            <text:p>RADIOGRAFIA DELL' ADDOM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1</text:p>
          </table:table-cell>
          <table:table-cell office:value-type="string" table:style-name="ce10">
            <text:p>RADIOGRAFIA DI SPALLA, BRACCIO, TORACO-BRACH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4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823529411764699" table:style-name="ce15">
            <text:p>15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4" table:style-name="ce15">
            <text:p>3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2.25" table:style-name="ce11">
            <text:p>3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2222222222222" table:style-name="ce15">
            <text:p>28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117647058823501" table:style-name="ce11">
            <text:p>13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.1" table:style-name="ce11">
            <text:p>2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" table:style-name="ce15">
            <text:p>2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903225806451601" table:style-name="ce15">
            <text:p>29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2</text:p>
          </table:table-cell>
          <table:table-cell office:value-type="string" table:style-name="ce10">
            <text:p>RADIOGRAFIA DI GOMITO, AVAMBRACC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2631578947368" table:style-name="ce11">
            <text:p>14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285714285714299" table:style-name="ce15">
            <text:p>1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25" table:style-name="ce11">
            <text:p>2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9.4" table:style-name="ce11">
            <text:p>3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3</text:p>
          </table:table-cell>
          <table:table-cell office:value-type="string" table:style-name="ce10">
            <text:p>RADIOGRAFIA DI POLSO,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2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97727272727298" table:style-name="ce15">
            <text:p>20</text:p>
          </table:table-cell>
          <table:table-cell office:value-type="float" office:value="88" table:style-name="ce16">
            <text:p>8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785714285714299" table:style-name="ce15">
            <text:p>34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0.6" table:style-name="ce11">
            <text:p>1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" table:style-name="ce15">
            <text:p>31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419354838709701" table:style-name="ce11">
            <text:p>17</text:p>
          </table:table-cell>
          <table:table-cell office:value-type="float" office:value="31" table:style-name="ce12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.545454545454501" table:style-name="ce11">
            <text:p>27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6666666666667" table:style-name="ce15">
            <text:p>37</text:p>
          </table:table-cell>
          <table:table-cell office:value-type="float" office:value="54" table:style-name="ce16">
            <text:p>5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6</text:p>
          </table:table-cell>
          <table:table-cell office:value-type="string" table:style-name="ce10">
            <text:p>RADIOGRAFIA DI BACINO, AN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3902439024390203" table:style-name="ce11">
            <text:p>5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224489795918402" table:style-name="ce15">
            <text:p>23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8333333333333" table:style-name="ce15">
            <text:p>38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1.5" table:style-name="ce11">
            <text:p>3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038961038960998" table:style-name="ce15">
            <text:p>30</text:p>
          </table:table-cell>
          <table:table-cell office:value-type="float" office:value="77" table:style-name="ce16">
            <text:p>7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071428571429" table:style-name="ce15">
            <text:p>14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4" table:style-name="ce11">
            <text:p>4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7" table:style-name="ce15">
            <text:p>5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" table:style-name="ce15">
            <text:p>3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92" table:style-name="ce15">
            <text:p>32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7</text:p>
          </table:table-cell>
          <table:table-cell office:value-type="string" table:style-name="ce10">
            <text:p>RADIOGRAFIA DI FEMORE, GINOCCHIO, GAMB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76" table:style-name="ce11">
            <text:p>6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7575757575758" table:style-name="ce15">
            <text:p>22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6.72" table:style-name="ce11">
            <text:p>27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1" table:style-name="ce11">
            <text:p>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819672131147499" table:style-name="ce15">
            <text:p>30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3333333333333" table:style-name="ce15">
            <text:p>1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880952380952401" table:style-name="ce15">
            <text:p>17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6.5" table:style-name="ce11">
            <text:p>5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1428571428571" table:style-name="ce15">
            <text:p>2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030303030303003" table:style-name="ce15">
            <text:p>34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8</text:p>
          </table:table-cell>
          <table:table-cell office:value-type="string" table:style-name="ce10">
            <text:p>RADIOGRAFIA DI CAVIGLIA, <text:s/>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75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5" table:style-name="ce15">
            <text:p>2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769230769230798" table:style-name="ce15">
            <text:p>19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0" table:style-name="ce11">
            <text:p>4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6" table:style-name="ce15">
            <text:p>35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" table:style-name="ce15">
            <text:p>33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5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076923076923102" table:style-name="ce15">
            <text:p>28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125" table:style-name="ce11">
            <text:p>2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3333333333333" table:style-name="ce15">
            <text:p>2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6805555555556" table:style-name="ce15">
            <text:p>32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1</text:p>
          </table:table-cell>
          <table:table-cell office:value-type="string" table:style-name="ce10">
            <text:p>RADIOGRAFIA COMPLETA DEGLI ARTI INFERIORI E DEL BACINO SOTTO CARIC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0.5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636363636363601" table:style-name="ce15">
            <text:p>3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2</text:p>
          </table:table-cell>
          <table:table-cell office:value-type="string" table:style-name="ce10">
            <text:p>RADIOGRAFIA <text:s/>ASSIALE DELLA ROTU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2.5" table:style-name="ce11">
            <text:p>3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5.5" table:style-name="ce11">
            <text:p>3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31</text:p>
          </table:table-cell>
          <table:table-cell office:value-type="string" table:style-name="ce10">
            <text:p>STUDIO DELL' ETA' OSSE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1.5" table:style-name="ce11">
            <text:p>3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1</text:p>
          </table:table-cell>
          <table:table-cell office:value-type="string" table:style-name="ce10">
            <text:p>TOMOGRAFIA COMPUTERIZZATA <text:s/>(TC) DEL RACHIDE E DELLO SPECO VERTEB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6666666666666696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6666666666666696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3333333333333304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1666666666667" table:style-name="ce15">
            <text:p>2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1.6666666666667" table:style-name="ce11">
            <text:p>2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6" table:style-name="ce15">
            <text:p>2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3</text:p>
          </table:table-cell>
          <table:table-cell office:value-type="string" table:style-name="ce10">
            <text:p>TOMOGRAFIA COMPUTERIZZATA <text:s/>(TC) DI SPALLA, GOMITO, POLSO E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4</text:p>
          </table:table-cell>
          <table:table-cell office:value-type="string" table:style-name="ce10">
            <text:p>TOMOGRAFIA COMPUTERIZZATA <text:s/>(TC) DI SPALLA, GOMITO, POLSO E MANO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5</text:p>
          </table:table-cell>
          <table:table-cell office:value-type="string" table:style-name="ce10">
            <text:p>TOMOGRAFIA COMPUTERIZZATA (TC) DEL BAC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U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6</text:p>
          </table:table-cell>
          <table:table-cell office:value-type="string" table:style-name="ce10">
            <text:p>TOMOGRAFIA COMPUTERIZZATA (TC) DI FEMORE, GINOCCHIO, CAVIGLIA E 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7</text:p>
          </table:table-cell>
          <table:table-cell office:value-type="string" table:style-name="ce10">
            <text:p>TOMOGRAFIA COMPUTERIZZATA (TC) DI FEMORE, GINOCCHIO, CAVIGLIA E PIED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14</text:p>
          </table:table-cell>
          <table:table-cell office:value-type="string" table:style-name="ce10">
            <text:p>DIAGNOSTICA ECOGRAFICA DEL CAPO E DEL C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818181818181801" table:style-name="ce11">
            <text:p>1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3333333333333" table:style-name="ce15">
            <text:p>1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078947368421098" table:style-name="ce15">
            <text:p>37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5" table:style-name="ce15">
            <text:p>2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947368421052602" table:style-name="ce15">
            <text:p>20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307692307692299" table:style-name="ce15">
            <text:p>3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.3333333333333" table:style-name="ce15">
            <text:p>4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456140350877206" table:style-name="ce15">
            <text:p>65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8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.3333333333333" table:style-name="ce15">
            <text:p>3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461538461538499" table:style-name="ce15">
            <text:p>2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3636363636363598" table:style-name="ce11">
            <text:p>7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0.2222222222222" table:style-name="ce15">
            <text:p>6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72" table:style-name="ce15">
            <text:p>45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1</text:p>
          </table:table-cell>
          <table:table-cell office:value-type="string" table:style-name="ce10">
            <text:p>ECOGRAFIA BILATERALE DELLA MAMMEL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3.411764705882398" table:style-name="ce11">
            <text:p>33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2.625" table:style-name="ce15">
            <text:p>7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.285714285714301" table:style-name="ce11">
            <text:p>1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615384615384601" table:style-name="ce15">
            <text:p>1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96" table:style-name="ce15">
            <text:p>14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0909090909090899" table:style-name="ce11">
            <text:p>7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2916666666667" table:style-name="ce15">
            <text:p>27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0.17631578947399" table:style-name="ce15">
            <text:p>140</text:p>
          </table:table-cell>
          <table:table-cell office:value-type="float" office:value="380" table:style-name="ce16">
            <text:p>38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2</text:p>
          </table:table-cell>
          <table:table-cell office:value-type="string" table:style-name="ce10">
            <text:p>ECOGRAFIA MONOLATERALE DELLA MAMMEL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8.09090909090899" table:style-name="ce15">
            <text:p>11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8" table:style-name="ce11">
            <text:p>4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928571428571402" table:style-name="ce15">
            <text:p>4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1.8888888888889" table:style-name="ce11">
            <text:p>4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6666666666667" table:style-name="ce15">
            <text:p>2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1" table:style-name="ce15">
            <text:p>2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6666666666667" table:style-name="ce15">
            <text:p>3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65625" table:style-name="ce15">
            <text:p>66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75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5" table:style-name="ce15">
            <text:p>3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25" table:style-name="ce15">
            <text:p>51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9.6666666666667" table:style-name="ce11">
            <text:p>3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2.3333333333333" table:style-name="ce11">
            <text:p>3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90" table:style-name="ce11">
            <text:p>9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8.066666666666706" table:style-name="ce15">
            <text:p>7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5" table:style-name="ce15">
            <text:p>2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75" table:style-name="ce15">
            <text:p>48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9.5" table:style-name="ce15">
            <text:p>6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400000000000006" table:style-name="ce15">
            <text:p>6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2</text:p>
          </table:table-cell>
          <table:table-cell office:value-type="string" table:style-name="ce10">
            <text:p>ECO(COLOR)DOPPLER DEL FEGATO E DELLE VIE BILIA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1.5" table:style-name="ce11">
            <text:p>12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1111111111111" table:style-name="ce11">
            <text:p>1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5</text:p>
          </table:table-cell>
          <table:table-cell office:value-type="string" table:style-name="ce10">
            <text:p>ECO(COLOR)DOPPLER DEI RENI E DEI SURREN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6.75" table:style-name="ce11">
            <text:p>3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0" table:style-name="ce15">
            <text:p>6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" table:style-name="ce15">
            <text:p>7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A</text:p>
          </table:table-cell>
          <table:table-cell office:value-type="string" table:style-name="ce10">
            <text:p>ECOGRAFIA DELL' ADDOME SUPERIORE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6.3333333333333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9565217391304" table:style-name="ce11">
            <text:p>12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.235294117647101" table:style-name="ce15">
            <text:p>41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681818181818201" table:style-name="ce15">
            <text:p>30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.7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6666666666667" table:style-name="ce15">
            <text:p>1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526315789473699" table:style-name="ce15">
            <text:p>21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8095238095238" table:style-name="ce15">
            <text:p>19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7.3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8333333333333" table:style-name="ce15">
            <text:p>2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294117647058798" table:style-name="ce15">
            <text:p>62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1666666666666696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6" table:style-name="ce15">
            <text:p>2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216216216216" table:style-name="ce15">
            <text:p>19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4545454545454497" table:style-name="ce11">
            <text:p>6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6.25" table:style-name="ce15">
            <text:p>4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8965517241379" table:style-name="ce15">
            <text:p>52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555555555555598" table:style-name="ce15">
            <text:p>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2</text:p>
          </table:table-cell>
          <table:table-cell office:value-type="string" table:style-name="ce10">
            <text:p>ECOGRAFIA DI GROSSI VASI ADDOMIN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72</text:p>
          </table:table-cell>
          <table:table-cell office:value-type="string" table:style-name="ce10">
            <text:p>ECO(COLOR)DOPPLERGRAFIA DEGLI ARTI SUPERIORI O INFERIORI O DISTRETTUALE, ARTERIOSA O VEN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2" table:style-name="ce15">
            <text:p>6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142857142857103" table:style-name="ce15">
            <text:p>47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3" table:style-name="ce11">
            <text:p>3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6666666666666696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25" table:style-name="ce15">
            <text:p>1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1428571428571406" table:style-name="ce11">
            <text:p>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4.846153846153797" table:style-name="ce15">
            <text:p>5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.6875" table:style-name="ce15">
            <text:p>61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3333333333333304" table:style-name="ce15">
            <text:p>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1</text:p>
          </table:table-cell>
          <table:table-cell office:value-type="string" table:style-name="ce10">
            <text:p>ECOGRAFIA DELLA CUTE E DEL TESSUTO SOTTOCUTANE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125" table:style-name="ce11">
            <text:p>1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.5" table:style-name="ce15">
            <text:p>4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6666666666667" table:style-name="ce15">
            <text:p>36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5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9" table:style-name="ce15">
            <text:p>2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" table:style-name="ce15">
            <text:p>3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9.584615384615404" table:style-name="ce15">
            <text:p>80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1.636363636363598" table:style-name="ce15">
            <text:p>8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7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2</text:p>
          </table:table-cell>
          <table:table-cell office:value-type="string" table:style-name="ce10">
            <text:p>ECOGRAFIA OSTEO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6.5" table:style-name="ce11">
            <text:p>2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6666666666667" table:style-name="ce15">
            <text:p>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136363636363601" table:style-name="ce15">
            <text:p>20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3</text:p>
          </table:table-cell>
          <table:table-cell office:value-type="string" table:style-name="ce10">
            <text:p>ECOGRAFIA MUSCOLOTENDI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7272727272727" table:style-name="ce11">
            <text:p>12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5555555555556" table:style-name="ce15">
            <text:p>39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75" table:style-name="ce15">
            <text:p>1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3333333333333" table:style-name="ce15">
            <text:p>1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.2222222222222" table:style-name="ce11">
            <text:p>1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25" table:style-name="ce15">
            <text:p>2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8888888888889" table:style-name="ce15">
            <text:p>4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75" table:style-name="ce11">
            <text:p>2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7777777777778" table:style-name="ce11">
            <text:p>11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2.8" table:style-name="ce15">
            <text:p>5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3333333333333" table:style-name="ce15">
            <text:p>5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9" table:style-name="ce15">
            <text:p>5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51" table:style-name="ce11">
            <text:p>5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02</text:p>
          </table:table-cell>
          <table:table-cell office:value-type="string" table:style-name="ce10">
            <text:p>RICOSTRUZIONE TRIDIMENSIONALE TC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6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25" table:style-name="ce15">
            <text:p>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9375" table:style-name="ce15">
            <text:p>20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1</text:p>
          </table:table-cell>
          <table:table-cell office:value-type="string" table:style-name="ce10">
            <text:p>RISONANZA MAGNETICA NUCLEARE (RM) DEL CERVELLO E DEL TRONCO ENCEFAL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5" table:style-name="ce15">
            <text:p>37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125" table:style-name="ce15">
            <text:p>5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7777777777778" table:style-name="ce15">
            <text:p>27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84210526315798" table:style-name="ce15">
            <text:p>19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.5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2</text:p>
          </table:table-cell>
          <table:table-cell office:value-type="string" table:style-name="ce10">
            <text:p>RISONANZA MAGNETICA NUCLEARE (RM) DEL CERVELLO E DEL TRONCO ENCEFAL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6.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.5" table:style-name="ce15">
            <text:p>4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727272727272698" table:style-name="ce15">
            <text:p>4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9.071428571428601" table:style-name="ce11">
            <text:p>19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636363636363601" table:style-name="ce15">
            <text:p>30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75" table:style-name="ce15">
            <text:p>14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3</text:p>
          </table:table-cell>
          <table:table-cell office:value-type="string" table:style-name="ce10">
            <text:p>RISONANZA MAGNETICA NUCLEARE (RM) DEL MASSICCIO FACCI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4</text:p>
          </table:table-cell>
          <table:table-cell office:value-type="string" table:style-name="ce10">
            <text:p>RISONANZA MAGNETICA NUCLEARE (RM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1.5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4.5" table:style-name="ce15">
            <text:p>5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3.5" table:style-name="ce15">
            <text:p>7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.2" table:style-name="ce15">
            <text:p>4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7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5</text:p>
          </table:table-cell>
          <table:table-cell office:value-type="string" table:style-name="ce10">
            <text:p>ANGIO- RM DEL DISTRETTO VASCOLARE INTRACRA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7" table:style-name="ce15">
            <text:p>7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7</text:p>
          </table:table-cell>
          <table:table-cell office:value-type="string" table:style-name="ce10">
            <text:p>RISONANZA MAGNETICA NUCLEARE (RM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1.5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8" table:style-name="ce15">
            <text:p>7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.5" table:style-name="ce11">
            <text:p>1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8</text:p>
          </table:table-cell>
          <table:table-cell office:value-type="string" table:style-name="ce10">
            <text:p>ANGIO- RM DEI VASI DEL C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8</text:p>
          </table:table-cell>
          <table:table-cell office:value-type="string" table:style-name="ce10">
            <text:p>RISONANZA MAGNETICA NUCLEARE (RM)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" table:style-name="ce15">
            <text:p>1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</text:p>
          </table:table-cell>
          <table:table-cell office:value-type="string" table:style-name="ce10">
            <text:p>RISONANZA MAGNETICA NUCLEARE (RM)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9.6666666666667" table:style-name="ce11">
            <text:p>20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4.645161290322598" table:style-name="ce15">
            <text:p>45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244897959183703" table:style-name="ce15">
            <text:p>56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.545454545454501" table:style-name="ce11">
            <text:p>14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8" table:style-name="ce15">
            <text:p>2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153846153846199" table:style-name="ce15">
            <text:p>1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1</text:p>
          </table:table-cell>
          <table:table-cell office:value-type="string" table:style-name="ce10">
            <text:p>RISONANZA MAGNETICA NUCLEARE (RM) DELLA COLONN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5.5" table:style-name="ce11">
            <text:p>1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7" table:style-name="ce11">
            <text:p>2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5.75" table:style-name="ce15">
            <text:p>4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" table:style-name="ce15">
            <text:p>2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1</text:p>
          </table:table-cell>
          <table:table-cell office:value-type="string" table:style-name="ce10">
            <text:p>RISONANZA MAGNETICA NUCLEARE (RM) MUSCOLOSCHEL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.6666666666667" table:style-name="ce15">
            <text:p>3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2222222222222" table:style-name="ce15">
            <text:p>37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8571428571428603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6666666666667" table:style-name="ce15">
            <text:p>3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" table:style-name="ce15">
            <text:p>1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5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2</text:p>
          </table:table-cell>
          <table:table-cell office:value-type="string" table:style-name="ce10">
            <text:p>RISONANZA MAGNETICA NUCLEARE (RM) MUSCOLOSCHELETRIC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3333333333333" table:style-name="ce15">
            <text:p>2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1</text:p>
          </table:table-cell>
          <table:table-cell office:value-type="string" table:style-name="ce10">
            <text:p>RISONANZA MAGNETICA NUCLEARE (RM) DELL'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2</text:p>
          </table:table-cell>
          <table:table-cell office:value-type="string" table:style-name="ce10">
            <text:p>RISONANZA MAGNETICA NUCLEARE (RM) DELL'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.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7" table:style-name="ce15">
            <text:p>4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25" table:style-name="ce15">
            <text:p>3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3333333333333304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25" table:style-name="ce15">
            <text:p>2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3</text:p>
          </table:table-cell>
          <table:table-cell office:value-type="string" table:style-name="ce10">
            <text:p>ANGIO RM DELL'ADDOM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4</text:p>
          </table:table-cell>
          <table:table-cell office:value-type="string" table:style-name="ce10">
            <text:p>RISONANZA MAGNETICA NUCLEARE (RM) DELL'ADDOME INFERIORE E SCAVO PELV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" table:style-name="ce15">
            <text:p>3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5</text:p>
          </table:table-cell>
          <table:table-cell office:value-type="string" table:style-name="ce10">
            <text:p>RISONANZA MAGNETICA NUCLEARE (RM) DELL'ADDOME INFERIORE E SCAVO PELV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" table:style-name="ce15">
            <text:p>6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3333333333333" table:style-name="ce15">
            <text:p>2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6</text:p>
          </table:table-cell>
          <table:table-cell office:value-type="string" table:style-name="ce10">
            <text:p>ANGIO RM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92</text:p>
          </table:table-cell>
          <table:table-cell office:value-type="string" table:style-name="ce10">
            <text:p>DENSITOMETRIA OSSEA CON TECNICA DI ASSORBIMENTO A <text:s/>RAGGI X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5.428571428571399" table:style-name="ce11">
            <text:p>2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964539007092199" table:style-name="ce15">
            <text:p>29</text:p>
          </table:table-cell>
          <table:table-cell office:value-type="float" office:value="141" table:style-name="ce16">
            <text:p>14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terap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.852941176470601" table:style-name="ce11">
            <text:p>32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M</text:p>
          </table:table-cell>
          <table:table-cell office:value-type="string" table:style-name="ce10">
            <text:p>VISITA RADIOTERAP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4.29050279329601" table:style-name="ce11">
            <text:p>204</text:p>
          </table:table-cell>
          <table:table-cell office:value-type="float" office:value="179" table:style-name="ce12">
            <text:p>17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4.3" table:style-name="ce11">
            <text:p>7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C1</text:p>
          </table:table-cell>
          <table:table-cell office:value-type="string" table:style-name="ce10">
            <text:p>PRIMA VISITA DI RADIOTERA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75" table:style-name="ce15">
            <text:p>12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45</text:p>
          </table:table-cell>
          <table:table-cell office:value-type="string" table:style-name="ce10">
            <text:p>TELETERAPIA CON ACCELERATORE LINEARE CON CAMPI MULTIPLI O DI MOVIMENTO, TECNICHE 3D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331730769230798" table:style-name="ce11">
            <text:p>25</text:p>
          </table:table-cell>
          <table:table-cell office:value-type="float" office:value="208" table:style-name="ce12">
            <text:p>20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46</text:p>
          </table:table-cell>
          <table:table-cell office:value-type="string" table:style-name="ce10">
            <text:p>TELETERAPIA CON ACCELERATORE LINEARE CON CAMPI MULTIPLI O DI MOVIMENTO, TECNICHE CON MODULAZIONE DI INTENSITA'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1119047619048" table:style-name="ce11">
            <text:p>30</text:p>
          </table:table-cell>
          <table:table-cell office:value-type="float" office:value="420" table:style-name="ce12">
            <text:p>4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51</text:p>
          </table:table-cell>
          <table:table-cell office:value-type="string" table:style-name="ce10">
            <text:p>TELETERAPIA CON ELETTRONI A UNO O PIU' CAMPI FISS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2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7</text:p>
          </table:table-cell>
          <table:table-cell office:value-type="string" table:style-name="ce10">
            <text:p>SCHERMATURA PERSONALIZZ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639830508474599" table:style-name="ce11">
            <text:p>28</text:p>
          </table:table-cell>
          <table:table-cell office:value-type="float" office:value="236" table:style-name="ce12">
            <text:p>23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B</text:p>
          </table:table-cell>
          <table:table-cell office:value-type="string" table:style-name="ce10">
            <text:p>STUDIO FISICO-DOSIMETRICO 3D CON ELABORATORE SU SCANSIONI TC DI "ELEVATA COMPLESSITA'"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C</text:p>
          </table:table-cell>
          <table:table-cell office:value-type="string" table:style-name="ce10">
            <text:p>STUDIO FISICO-DOSIMETRICO CON ELABORATORE SU SCANSIONI TC IN MODALITA' IMRT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F</text:p>
          </table:table-cell>
          <table:table-cell office:value-type="string" table:style-name="ce10">
            <text:p>DEFINIZIONE DEL VOLUME BERSAGLIO E DEGLI ORGANI A RISCHIO PER TECNICHE 3D E IMRT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G</text:p>
          </table:table-cell>
          <table:table-cell office:value-type="string" table:style-name="ce10">
            <text:p>CONTROLLO DEL SET UP INIZIALE PER PRIMA SEDUTA, CONTROLLO PORTALE E/O DELLA RIPETIBILITA' DEL SET UP DEL PAZI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108910891089099" table:style-name="ce11">
            <text:p>30</text:p>
          </table:table-cell>
          <table:table-cell office:value-type="float" office:value="303" table:style-name="ce12">
            <text:p>30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H</text:p>
          </table:table-cell>
          <table:table-cell office:value-type="string" table:style-name="ce10">
            <text:p>RADIOTERAPIA CON GATING RESPIRATORI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1.3333333333333" table:style-name="ce11">
            <text:p>41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J</text:p>
          </table:table-cell>
          <table:table-cell office:value-type="string" table:style-name="ce10">
            <text:p>RADIOTERAPIA GUIDATA DA IMMAGINI [IGRT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.3378378378378" table:style-name="ce11">
            <text:p>20</text:p>
          </table:table-cell>
          <table:table-cell office:value-type="float" office:value="74" table:style-name="ce12">
            <text:p>7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L</text:p>
          </table:table-cell>
          <table:table-cell office:value-type="string" table:style-name="ce10">
            <text:p>RADIOTERAPIA CON TECNICHE AD INTENSITA' MODULATA AD ARCHI MULTIPLI O DI TIPO ELICALE CON CONTROLLO DEL POSIZIONAMENTO DEL PAZIENTE (IGRT) CON TAC INTEGRATA (PIU' DI 5 SEDUTE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4.625" table:style-name="ce11">
            <text:p>5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ecupero e riabilitazione funzionale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.6785714285714297" table:style-name="ce11">
            <text:p>6</text:p>
          </table:table-cell>
          <table:table-cell office:value-type="float" office:value="28" table:style-name="ce12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.8888888888888902" table:style-name="ce11">
            <text:p>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8" table:style-name="ce11">
            <text:p>1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7.9887640449438" table:style-name="ce11">
            <text:p>28</text:p>
          </table:table-cell>
          <table:table-cell office:value-type="float" office:value="89" table:style-name="ce12">
            <text:p>8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4.8" table:style-name="ce11">
            <text:p>1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2372881355932" table:style-name="ce15">
            <text:p>10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3.7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461538461538501" table:style-name="ce15">
            <text:p>1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861538461538499" table:style-name="ce15">
            <text:p>12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.285714285714301" table:style-name="ce11">
            <text:p>1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1111111111111" table:style-name="ce15">
            <text:p>15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769230769230798" table:style-name="ce15">
            <text:p>31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6129032258064502" table:style-name="ce11">
            <text:p>9</text:p>
          </table:table-cell>
          <table:table-cell office:value-type="float" office:value="31" table:style-name="ce12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761194029850699" table:style-name="ce15">
            <text:p>18</text:p>
          </table:table-cell>
          <table:table-cell office:value-type="float" office:value="67" table:style-name="ce16">
            <text:p>6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883333333333301" table:style-name="ce15">
            <text:p>22</text:p>
          </table:table-cell>
          <table:table-cell office:value-type="float" office:value="180" table:style-name="ce16">
            <text:p>18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12</text:p>
          </table:table-cell>
          <table:table-cell office:value-type="string" table:style-name="ce10">
            <text:p>VALUTAZIONE FUNZIONALE SEGMENTAR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41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1" table:style-name="ce11">
            <text:p>1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42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31372549019608" table:style-name="ce11">
            <text:p>6</text:p>
          </table:table-cell>
          <table:table-cell office:value-type="float" office:value="51" table:style-name="ce12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.7272727272727302" table:style-name="ce11">
            <text:p>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.909090909090899" table:style-name="ce11">
            <text:p>1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1.5" table:style-name="ce11">
            <text:p>32</text:p>
          </table:table-cell>
          <table:table-cell office:value-type="float" office:value="98" table:style-name="ce12">
            <text:p>9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6</text:p>
          </table:table-cell>
          <table:table-cell office:value-type="string" table:style-name="ce10">
            <text:p>STIMOLAZIONE RIPETITIV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4" table:style-name="ce11">
            <text:p>17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8.21875" table:style-name="ce11">
            <text:p>38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2</text:p>
          </table:table-cell>
          <table:table-cell office:value-type="string" table:style-name="ce10">
            <text:p>RIEDUCAZIONE MOTORIA INDIVIDUALE IN MOTULESO GRAVE SEMPLICE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8.692307692307701" table:style-name="ce11">
            <text:p>49</text:p>
          </table:table-cell>
          <table:table-cell office:value-type="float" office:value="121" table:style-name="ce12">
            <text:p>1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3</text:p>
          </table:table-cell>
          <table:table-cell office:value-type="string" table:style-name="ce10">
            <text:p>RIEDUCAZIONE MOTORIA INDIVIDUALE IN MOTULESO SEGMENTALE STRUMENTALE COMPLES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32" table:style-name="ce11">
            <text:p>7</text:p>
          </table:table-cell>
          <table:table-cell office:value-type="float" office:value="245" table:style-name="ce12">
            <text:p>2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.375" table:style-name="ce11">
            <text:p>2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1428571428571" table:style-name="ce11">
            <text:p>17</text:p>
          </table:table-cell>
          <table:table-cell office:value-type="float" office:value="70" table:style-name="ce12">
            <text:p>7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1.6666666666667" table:style-name="ce11">
            <text:p>32</text:p>
          </table:table-cell>
          <table:table-cell office:value-type="float" office:value="796" table:style-name="ce12">
            <text:p>79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4</text:p>
          </table:table-cell>
          <table:table-cell office:value-type="string" table:style-name="ce10">
            <text:p>RIEDUCAZIONE MOTORIA INDIVIDUALE IN MOTULESO SEGMENTALE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8.2" table:style-name="ce11">
            <text:p>28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.5" table:style-name="ce11">
            <text:p>21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6</text:p>
          </table:table-cell>
          <table:table-cell office:value-type="string" table:style-name="ce10">
            <text:p>MOBILIZZAZIONE DI ALTRE ARTICOLAZIONI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43" table:style-name="ce12">
            <text:p>4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91</text:p>
          </table:table-cell>
          <table:table-cell office:value-type="string" table:style-name="ce10">
            <text:p>ESERCIZI POSTURALI - PROPRIOCETTIV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1538461538461497" table:style-name="ce11">
            <text:p>7</text:p>
          </table:table-cell>
          <table:table-cell office:value-type="float" office:value="255" table:style-name="ce12">
            <text:p>25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1.102941176470601" table:style-name="ce11">
            <text:p>31</text:p>
          </table:table-cell>
          <table:table-cell office:value-type="float" office:value="659" table:style-name="ce12">
            <text:p>65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2</text:p>
          </table:table-cell>
          <table:table-cell office:value-type="string" table:style-name="ce10">
            <text:p>TRAINING DEAMBULATORI E DEL PAS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6666666666666696" table:style-name="ce11">
            <text:p>8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.6" table:style-name="ce11">
            <text:p>4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210526315789501" table:style-name="ce11">
            <text:p>25</text:p>
          </table:table-cell>
          <table:table-cell office:value-type="float" office:value="190" table:style-name="ce12">
            <text:p>19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6</text:p>
          </table:table-cell>
          <table:table-cell office:value-type="string" table:style-name="ce10">
            <text:p>RISOLUZIONE MANUALE DI ADERENZE ARTICOLA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.0285714285714" table:style-name="ce11">
            <text:p>10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.1" table:style-name="ce11">
            <text:p>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842465753424701" table:style-name="ce11">
            <text:p>26</text:p>
          </table:table-cell>
          <table:table-cell office:value-type="float" office:value="146" table:style-name="ce12">
            <text:p>1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2</text:p>
          </table:table-cell>
          <table:table-cell office:value-type="string" table:style-name="ce10">
            <text:p>MASSOTERAPIA PER DRENAGGIO LINFAT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8.809523809523803" table:style-name="ce11">
            <text:p>49</text:p>
          </table:table-cell>
          <table:table-cell office:value-type="float" office:value="42" table:style-name="ce12">
            <text:p>4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5</text:p>
          </table:table-cell>
          <table:table-cell office:value-type="string" table:style-name="ce10">
            <text:p>ELETTRO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157894736842101" table:style-name="ce11">
            <text:p>14</text:p>
          </table:table-cell>
          <table:table-cell office:value-type="float" office:value="181" table:style-name="ce12">
            <text:p>18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8.473684210526301" table:style-name="ce11">
            <text:p>38</text:p>
          </table:table-cell>
          <table:table-cell office:value-type="float" office:value="190" table:style-name="ce12">
            <text:p>19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4.424242424242401" table:style-name="ce11">
            <text:p>34</text:p>
          </table:table-cell>
          <table:table-cell office:value-type="float" office:value="321" table:style-name="ce12">
            <text:p>3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6</text:p>
          </table:table-cell>
          <table:table-cell office:value-type="string" table:style-name="ce10">
            <text:p>ELETTROTERAPIA DI MUSCOLI NORMO O DENERVATI DELLA MANO O DEL VIS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7</text:p>
          </table:table-cell>
          <table:table-cell office:value-type="string" table:style-name="ce10">
            <text:p>ELETTROTERAPIA DI MUSCOLI NORMO O DENERVATI DI ALTRI DISTRETT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8.5" table:style-name="ce11">
            <text:p>19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8</text:p>
          </table:table-cell>
          <table:table-cell office:value-type="string" table:style-name="ce10">
            <text:p>MAGNETOTERAPIA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0.5" table:style-name="ce11">
            <text:p>21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2.4" table:style-name="ce11">
            <text:p>22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9</text:p>
          </table:table-cell>
          <table:table-cell office:value-type="string" table:style-name="ce10">
            <text:p>ULTRASON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9375" table:style-name="ce11">
            <text:p>13</text:p>
          </table:table-cell>
          <table:table-cell office:value-type="float" office:value="160" table:style-name="ce12">
            <text:p>1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4.2222222222222" table:style-name="ce11">
            <text:p>44</text:p>
          </table:table-cell>
          <table:table-cell office:value-type="float" office:value="180" table:style-name="ce12">
            <text:p>1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9.054054054054099" table:style-name="ce11">
            <text:p>49</text:p>
          </table:table-cell>
          <table:table-cell office:value-type="float" office:value="353" table:style-name="ce12">
            <text:p>35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0" table:style-name="ce11">
            <text:p>4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8591</text:p>
          </table:table-cell>
          <table:table-cell office:value-type="string" table:style-name="ce10">
            <text:p>TERAPIA AD ONDE D’URTO FOCALIZZATE PER PATOLOGIE MUSCOLO-SCHELETRICH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8.25" table:style-name="ce11">
            <text:p>1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9420289855072" table:style-name="ce15">
            <text:p>21</text:p>
          </table:table-cell>
          <table:table-cell office:value-type="float" office:value="207" table:style-name="ce16">
            <text:p>20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6" table:style-name="ce15">
            <text:p>10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1333333333333293" table:style-name="ce15">
            <text:p>8</text:p>
          </table:table-cell>
          <table:table-cell office:value-type="float" office:value="90" table:style-name="ce16">
            <text:p>9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91</text:p>
          </table:table-cell>
          <table:table-cell office:value-type="string" table:style-name="ce10">
            <text:p>LASER 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.3571428571429" table:style-name="ce11">
            <text:p>21</text:p>
          </table:table-cell>
          <table:table-cell office:value-type="float" office:value="112" table:style-name="ce12">
            <text:p>1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.692028985507299" table:style-name="ce11">
            <text:p>33</text:p>
          </table:table-cell>
          <table:table-cell office:value-type="float" office:value="276" table:style-name="ce12">
            <text:p>27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Terapia intensiva</text:p>
          </table:table-cell>
          <table:table-cell office:value-type="string" table:style-name="ce10">
            <text:p>89011</text:p>
          </table:table-cell>
          <table:table-cell office:value-type="string" table:style-name="ce10">
            <text:p>VISITA ANESTESI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826086956522" table:style-name="ce15">
            <text:p>23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2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1</text:p>
          </table:table-cell>
          <table:table-cell office:value-type="string" table:style-name="ce10">
            <text:p>PRIMA VISITA ANESTESI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5" table:style-name="ce11">
            <text:p>7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" table:style-name="ce15">
            <text:p>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1</text:p>
          </table:table-cell>
          <table:table-cell office:value-type="string" table:style-name="ce10">
            <text:p>INIEZIONE PERINERVOS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7</text:p>
          </table:table-cell>
          <table:table-cell office:value-type="string" table:style-name="ce10">
            <text:p>MESOTERAPIA (inclusa antalgica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2</text:p>
          </table:table-cell>
          <table:table-cell office:value-type="string" table:style-name="ce10">
            <text:p>ALTRA AGOPUNTUR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.8888888888888902" table:style-name="ce11">
            <text:p>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263358778625999" table:style-name="ce15">
            <text:p>35</text:p>
          </table:table-cell>
          <table:table-cell office:value-type="float" office:value="262" table:style-name="ce16">
            <text:p>26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rologia</text:p>
          </table:table-cell>
          <table:table-cell office:value-type="string" table:style-name="ce10">
            <text:p>5717</text:p>
          </table:table-cell>
          <table:table-cell office:value-type="string" table:style-name="ce10">
            <text:p>CISTOSTOMIA PERCUTAN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.25" table:style-name="ce11">
            <text:p>2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2</text:p>
          </table:table-cell>
          <table:table-cell office:value-type="string" table:style-name="ce10">
            <text:p>CISTOSCOPIA [TRANSURETRALE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294117647059" table:style-name="ce15">
            <text:p>14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206349206349199" table:style-name="ce15">
            <text:p>27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3</text:p>
          </table:table-cell>
          <table:table-cell office:value-type="string" table:style-name="ce10">
            <text:p>CISTOSCOPIA [TRANSURETRALE] CON BIOPS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94</text:p>
          </table:table-cell>
          <table:table-cell office:value-type="string" table:style-name="ce10">
            <text:p>CATETERISMO VESCI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2.5" table:style-name="ce11">
            <text:p>3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.307692307692299" table:style-name="ce11">
            <text:p>28</text:p>
          </table:table-cell>
          <table:table-cell office:value-type="float" office:value="91" table:style-name="ce12">
            <text:p>9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8602</text:p>
          </table:table-cell>
          <table:table-cell office:value-type="string" table:style-name="ce10">
            <text:p>DILATAZIONI URETRALI PROGRESSIV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7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98</text:p>
          </table:table-cell>
          <table:table-cell office:value-type="string" table:style-name="ce10">
            <text:p>CATETERIZZAZIONE 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909090909090899" table:style-name="ce11">
            <text:p>28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0111</text:p>
          </table:table-cell>
          <table:table-cell office:value-type="string" table:style-name="ce10">
            <text:p>BIOPSIA TRANSPERINEALE [PERCUTANEA] [AGOBIOPSIA] DELLA PROSTA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.28571428571429" table:style-name="ce11">
            <text:p>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40</text:p>
          </table:table-cell>
          <table:table-cell office:value-type="string" table:style-name="ce10">
            <text:p>CIRCONCIS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1.277777777778" table:style-name="ce11">
            <text:p>251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5" table:style-name="ce15">
            <text:p>2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25" table:style-name="ce15">
            <text:p>3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6875" table:style-name="ce15">
            <text:p>2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3" table:style-name="ce15">
            <text:p>6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.8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066666666666698" table:style-name="ce15">
            <text:p>17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033333333333303" table:style-name="ce15">
            <text:p>39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90" table:style-name="ce11">
            <text:p>9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4285714285714" table:style-name="ce15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9" table:style-name="ce15">
            <text:p>2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8</text:p>
          </table:table-cell>
          <table:table-cell office:value-type="string" table:style-name="ce10">
            <text:p>ECOGRAFIA TRANSRETT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" table:style-name="ce15">
            <text:p>7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1.5" table:style-name="ce11">
            <text:p>3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75" table:style-name="ce15">
            <text:p>2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25" table:style-name="ce15">
            <text:p>46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0.6666666666667" table:style-name="ce11">
            <text:p>7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Q</text:p>
          </table:table-cell>
          <table:table-cell office:value-type="string" table:style-name="ce10">
            <text:p>VISITA U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8333333333333" table:style-name="ce15">
            <text:p>2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086956521739097" table:style-name="ce15">
            <text:p>49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69" table:style-name="ce11">
            <text:p>6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909090909090899" table:style-name="ce15">
            <text:p>6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5" table:style-name="ce15">
            <text:p>2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5230769230769" table:style-name="ce15">
            <text:p>36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.090909090909101" table:style-name="ce11">
            <text:p>2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984375" table:style-name="ce15">
            <text:p>43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6.5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115646258503403" table:style-name="ce15">
            <text:p>61</text:p>
          </table:table-cell>
          <table:table-cell office:value-type="float" office:value="147" table:style-name="ce16">
            <text:p>14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.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6.6666666666667" table:style-name="ce11">
            <text:p>1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962025316455701" table:style-name="ce15">
            <text:p>48</text:p>
          </table:table-cell>
          <table:table-cell office:value-type="float" office:value="79" table:style-name="ce16">
            <text:p>7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.3" table:style-name="ce11">
            <text:p>1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4</text:p>
          </table:table-cell>
          <table:table-cell office:value-type="string" table:style-name="ce10">
            <text:p>UROFLUSSOMETRI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4.466666666666697" table:style-name="ce11">
            <text:p>3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0.3333333333333" table:style-name="ce11">
            <text:p>3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714285714285701" table:style-name="ce15">
            <text:p>24</text:p>
          </table:table-cell>
          <table:table-cell office:value-type="float" office:value="84" table:style-name="ce16">
            <text:p>8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2.714285714285701" table:style-name="ce11">
            <text:p>2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90625" table:style-name="ce15">
            <text:p>48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C2</text:p>
          </table:table-cell>
          <table:table-cell office:value-type="string" table:style-name="ce10">
            <text:p>PRIMA VISITA UROLOGICA/ANDR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2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625" table:style-name="ce15">
            <text:p>2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785714285714" table:style-name="ce15">
            <text:p>15</text:p>
          </table:table-cell>
          <table:table-cell office:value-type="float" office:value="84" table:style-name="ce16">
            <text:p>8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7.2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1999999999999993" table:style-name="ce15">
            <text:p>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913043478260899" table:style-name="ce15">
            <text:p>31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9.3333333333333" table:style-name="ce11">
            <text:p>1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" table:style-name="ce15">
            <text:p>2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.5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866666666666699" table:style-name="ce15">
            <text:p>1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25" table:style-name="ce15">
            <text:p>18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909090909090899" table:style-name="ce15">
            <text:p>3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47058823529399" table:style-name="ce15">
            <text:p>33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6923076923076898" table:style-name="ce11">
            <text:p>5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0677966101694896" table:style-name="ce15">
            <text:p>8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6122448979591804" table:style-name="ce15">
            <text:p>7</text:p>
          </table:table-cell>
          <table:table-cell office:value-type="float" office:value="98" table:style-name="ce16">
            <text:p>9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733333333333301" table:style-name="ce15">
            <text:p>16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18987341772199" table:style-name="ce15">
            <text:p>24</text:p>
          </table:table-cell>
          <table:table-cell office:value-type="float" office:value="79" table:style-name="ce16">
            <text:p>7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49</text:p>
          </table:table-cell>
          <table:table-cell office:value-type="string" table:style-name="ce10">
            <text:p>INSTILLAZIONE GENITOURIN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795698924731198" table:style-name="ce11">
            <text:p>33</text:p>
          </table:table-cell>
          <table:table-cell office:value-type="float" office:value="93" table:style-name="ce12">
            <text:p>93</text:p>
          </table:table-cell>
          <table:table-cell table:number-columns-repeated="16377"/>
        </table:table-row>
        <table:table-row table:style-name="ro4">
          <table:table-cell office:value-type="string" table:style-name="ce17">
            <text:p>Totale complessivo</text:p>
          </table:table-cell>
          <table:table-cell table:number-columns-repeated="4" table:style-name="ce18"/>
          <table:table-cell office:value-type="float" office:value="28.735327779724155" table:style-name="ce19">
            <text:p>29</text:p>
          </table:table-cell>
          <table:table-cell office:value-type="float" office:value="48381" table:style-name="ce20">
            <text:p>48381</text:p>
          </table:table-cell>
          <table:table-cell table:number-columns-repeated="16377"/>
        </table:table-row>
        <table:table-row table:number-rows-repeated="104668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nise.piave</meta:initial-creator>
    <dc:creator>Adriano Varotto</dc:creator>
    <meta:creation-date>2021-12-24T08:54:20Z</meta:creation-date>
    <dc:date>2021-12-27T08:35:08Z</dc:date>
  </office:meta>
</office:document-meta>
</file>